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Helvetica, sans-serif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'Courier New', Courier, monospace"/>
    <style:font-face style:name="Nunito" svg:font-family="Nunito, sans-serif"/>
    <style:font-face style:name="SFMono-Regular" svg:font-family="SFMono-Regular, Menlo, Monaco, Consolas, 'Liberation Mono', 'Courier New', monospace"/>
    <style:font-face style:name="Source Code Pro" svg:font-family="'Source Code Pro', 'Liberation Mono', 'Courier New', Courier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8cc4" officeooo:paragraph-rsid="00078cc4"/>
    </style:style>
    <style:style style:name="P2" style:family="paragraph" style:parent-style-name="Standard">
      <style:text-properties officeooo:paragraph-rsid="00078cc4"/>
    </style:style>
    <style:style style:name="P3" style:family="paragraph" style:parent-style-name="Standard">
      <style:text-properties officeooo:rsid="000b6cc9" officeooo:paragraph-rsid="000b6cc9"/>
    </style:style>
    <style:style style:name="P4" style:family="paragraph" style:parent-style-name="Standard">
      <style:text-properties officeooo:rsid="000e77dd" officeooo:paragraph-rsid="000e77dd"/>
    </style:style>
    <style:style style:name="P5" style:family="paragraph" style:parent-style-name="Standard">
      <style:text-properties officeooo:rsid="000e8dfc" officeooo:paragraph-rsid="000e8dfc"/>
    </style:style>
    <style:style style:name="P6" style:family="paragraph" style:parent-style-name="Standard">
      <style:text-properties officeooo:rsid="000eddd9" officeooo:paragraph-rsid="000eddd9"/>
    </style:style>
    <style:style style:name="P7" style:family="paragraph" style:parent-style-name="Standard">
      <style:text-properties officeooo:rsid="00107e7f" officeooo:paragraph-rsid="00107e7f"/>
    </style:style>
    <style:style style:name="P8" style:family="paragraph" style:parent-style-name="Standard">
      <style:text-properties officeooo:rsid="0012fd51" officeooo:paragraph-rsid="0012fd51"/>
    </style:style>
    <style:style style:name="P9" style:family="paragraph" style:parent-style-name="Standard">
      <style:text-properties officeooo:rsid="0013ff74" officeooo:paragraph-rsid="0013ff74"/>
    </style:style>
    <style:style style:name="P10" style:family="paragraph" style:parent-style-name="Standard">
      <style:text-properties officeooo:rsid="0014d8d0" officeooo:paragraph-rsid="0014d8d0"/>
    </style:style>
    <style:style style:name="P11" style:family="paragraph" style:parent-style-name="Standard">
      <style:text-properties officeooo:rsid="0016881f" officeooo:paragraph-rsid="0013ff74"/>
    </style:style>
    <style:style style:name="P12" style:family="paragraph" style:parent-style-name="Standard">
      <style:text-properties officeooo:rsid="0017e49e" officeooo:paragraph-rsid="0017e49e"/>
    </style:style>
    <style:style style:name="P13" style:family="paragraph" style:parent-style-name="Standard">
      <style:text-properties officeooo:rsid="00196e4f" officeooo:paragraph-rsid="00196e4f"/>
    </style:style>
    <style:style style:name="P14" style:family="paragraph" style:parent-style-name="Standard">
      <style:text-properties officeooo:rsid="001cb332" officeooo:paragraph-rsid="001cb332"/>
    </style:style>
    <style:style style:name="P15" style:family="paragraph" style:parent-style-name="Standard">
      <style:text-properties officeooo:rsid="001cd07a" officeooo:paragraph-rsid="001cd07a"/>
    </style:style>
    <style:style style:name="P16" style:family="paragraph" style:parent-style-name="Standard">
      <style:text-properties officeooo:rsid="001eb3c3" officeooo:paragraph-rsid="001eb3c3"/>
    </style:style>
    <style:style style:name="P17" style:family="paragraph" style:parent-style-name="Standard">
      <style:text-properties officeooo:rsid="001f7dc9" officeooo:paragraph-rsid="001f7dc9"/>
    </style:style>
    <style:style style:name="P18" style:family="paragraph" style:parent-style-name="Standard">
      <style:text-properties officeooo:rsid="00213b37" officeooo:paragraph-rsid="00213b37"/>
    </style:style>
    <style:style style:name="P19" style:family="paragraph" style:parent-style-name="Standard">
      <style:text-properties officeooo:rsid="0021e40e" officeooo:paragraph-rsid="0021e40e"/>
    </style:style>
    <style:style style:name="P20" style:family="paragraph" style:parent-style-name="Standard">
      <style:text-properties officeooo:rsid="00233706" officeooo:paragraph-rsid="00233706"/>
    </style:style>
    <style:style style:name="P21" style:family="paragraph" style:parent-style-name="Standard">
      <style:text-properties officeooo:rsid="00294fd7" officeooo:paragraph-rsid="00294fd7"/>
    </style:style>
    <style:style style:name="P22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233706" officeooo:paragraph-rsid="00233706"/>
    </style:style>
    <style:style style:name="P23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2bbd91" officeooo:paragraph-rsid="002bbd91"/>
    </style:style>
    <style:style style:name="P24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2f69e5" officeooo:paragraph-rsid="002f69e5"/>
    </style:style>
    <style:style style:name="P25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3290f2" officeooo:paragraph-rsid="003290f2"/>
    </style:style>
    <style:style style:name="P26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paragraph-rsid="003290f2"/>
    </style:style>
    <style:style style:name="P27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3349a8" officeooo:paragraph-rsid="003349a8"/>
    </style:style>
    <style:style style:name="P28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46f026" officeooo:paragraph-rsid="0046f026"/>
    </style:style>
    <style:style style:name="P2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2bbd91" officeooo:paragraph-rsid="002bbd91"/>
    </style:style>
    <style:style style:name="P3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48a76" officeooo:paragraph-rsid="00348a76"/>
    </style:style>
    <style:style style:name="P3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7ff38" officeooo:paragraph-rsid="0037ff38"/>
    </style:style>
    <style:style style:name="P3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c2519" officeooo:paragraph-rsid="003c2519"/>
    </style:style>
    <style:style style:name="P3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c687a" officeooo:paragraph-rsid="003c687a"/>
    </style:style>
    <style:style style:name="P3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c687a" officeooo:paragraph-rsid="003fe8d7"/>
    </style:style>
    <style:style style:name="P3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e574c" officeooo:paragraph-rsid="003e574c"/>
    </style:style>
    <style:style style:name="P3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09803" officeooo:paragraph-rsid="00409803"/>
    </style:style>
    <style:style style:name="P3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17ede" officeooo:paragraph-rsid="00409803"/>
    </style:style>
    <style:style style:name="P3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17ede" officeooo:paragraph-rsid="00435859"/>
    </style:style>
    <style:style style:name="P3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8ae8f" officeooo:paragraph-rsid="0048ae8f"/>
    </style:style>
    <style:style style:name="P4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a9416" officeooo:paragraph-rsid="004a9416"/>
    </style:style>
    <style:style style:name="P4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b6f83" officeooo:paragraph-rsid="004b6f83"/>
    </style:style>
    <style:style style:name="P4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b6f83" officeooo:paragraph-rsid="004c191f"/>
    </style:style>
    <style:style style:name="P4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c191f" officeooo:paragraph-rsid="004c191f"/>
    </style:style>
    <style:style style:name="P4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da3f1" officeooo:paragraph-rsid="004da3f1"/>
    </style:style>
    <style:style style:name="P4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f97a3" officeooo:paragraph-rsid="004f97a3"/>
    </style:style>
    <style:style style:name="P4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f97a3" officeooo:paragraph-rsid="0050c8f9"/>
    </style:style>
    <style:style style:name="P4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0c8f9" officeooo:paragraph-rsid="0050c8f9"/>
    </style:style>
    <style:style style:name="P4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1d434" officeooo:paragraph-rsid="0051d434"/>
    </style:style>
    <style:style style:name="P4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36456" officeooo:paragraph-rsid="00536456"/>
    </style:style>
    <style:style style:name="P5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499ed" officeooo:paragraph-rsid="005499ed"/>
    </style:style>
    <style:style style:name="P5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663be" officeooo:paragraph-rsid="005499ed"/>
    </style:style>
    <style:style style:name="P5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663be" officeooo:paragraph-rsid="005663be"/>
    </style:style>
    <style:style style:name="P5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680ee" officeooo:paragraph-rsid="005680ee"/>
    </style:style>
    <style:style style:name="P5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715df" officeooo:paragraph-rsid="005715df"/>
    </style:style>
    <style:style style:name="P5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8af94" officeooo:paragraph-rsid="0058af94"/>
    </style:style>
    <style:style style:name="P5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8af94" officeooo:paragraph-rsid="005b5b0a"/>
    </style:style>
    <style:style style:name="P5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8e474" officeooo:paragraph-rsid="0058e474"/>
    </style:style>
    <style:style style:name="P5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983cc" officeooo:paragraph-rsid="005983cc"/>
    </style:style>
    <style:style style:name="P5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b5b0a" officeooo:paragraph-rsid="005b5b0a"/>
    </style:style>
    <style:style style:name="P6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d406a" officeooo:paragraph-rsid="005d406a"/>
    </style:style>
    <style:style style:name="P6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defb0" officeooo:paragraph-rsid="005defb0"/>
    </style:style>
    <style:style style:name="P6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e62d7" officeooo:paragraph-rsid="005e62d7"/>
    </style:style>
    <style:style style:name="P6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f8921" officeooo:paragraph-rsid="005f8921"/>
    </style:style>
    <style:style style:name="P6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0291f" officeooo:paragraph-rsid="0060291f"/>
    </style:style>
    <style:style style:name="P6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200ff" officeooo:paragraph-rsid="006200ff"/>
    </style:style>
    <style:style style:name="P6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3d75b" officeooo:paragraph-rsid="0063d75b"/>
    </style:style>
    <style:style style:name="P6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6ad69" officeooo:paragraph-rsid="0066ad69"/>
    </style:style>
    <style:style style:name="P6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76256" officeooo:paragraph-rsid="00676256"/>
    </style:style>
    <style:style style:name="P6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9648c" officeooo:paragraph-rsid="0069648c"/>
    </style:style>
    <style:style style:name="P7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9949d" officeooo:paragraph-rsid="0069648c"/>
    </style:style>
    <style:style style:name="P7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9949d" officeooo:paragraph-rsid="006a980e"/>
    </style:style>
    <style:style style:name="P7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a980e" officeooo:paragraph-rsid="006a980e"/>
    </style:style>
    <style:style style:name="P7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b0aec" officeooo:paragraph-rsid="006b0aec"/>
    </style:style>
    <style:style style:name="P7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b0aec" officeooo:paragraph-rsid="0072a962"/>
    </style:style>
    <style:style style:name="P7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d9124" officeooo:paragraph-rsid="006d9124"/>
    </style:style>
    <style:style style:name="P7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fac2f" officeooo:paragraph-rsid="006fac2f"/>
    </style:style>
    <style:style style:name="P7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13133" officeooo:paragraph-rsid="00713133"/>
    </style:style>
    <style:style style:name="P7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40a62" officeooo:paragraph-rsid="00740a62"/>
    </style:style>
    <style:style style:name="P7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52704" officeooo:paragraph-rsid="00752704"/>
    </style:style>
    <style:style style:name="P8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66f7d" officeooo:paragraph-rsid="00766f7d"/>
    </style:style>
    <style:style style:name="P8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7a9a2" officeooo:paragraph-rsid="0077a9a2"/>
    </style:style>
    <style:style style:name="P8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8d5bb" officeooo:paragraph-rsid="0078d5bb"/>
    </style:style>
    <style:style style:name="P8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95e29" officeooo:paragraph-rsid="00795e29"/>
    </style:style>
    <style:style style:name="P8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bb8c7" officeooo:paragraph-rsid="007bb8c7" style:font-size-asian="14pt" style:font-size-complex="14pt"/>
    </style:style>
    <style:style style:name="P8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bb8c7" officeooo:paragraph-rsid="007d8e78" style:font-size-asian="14pt" style:font-size-complex="14pt"/>
    </style:style>
    <style:style style:name="P8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d8e78" officeooo:paragraph-rsid="007d8e78" style:font-size-asian="14pt" style:font-size-complex="14pt"/>
    </style:style>
    <style:style style:name="P8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0da0e" officeooo:paragraph-rsid="0080da0e" style:font-size-asian="14pt" style:font-size-complex="14pt"/>
    </style:style>
    <style:style style:name="P8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13d30" officeooo:paragraph-rsid="00813d30" style:font-size-asian="14pt" style:font-size-complex="14pt"/>
    </style:style>
    <style:style style:name="P8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c69ab" officeooo:paragraph-rsid="008c69ab" style:font-size-asian="14pt" style:font-size-complex="14pt"/>
    </style:style>
    <style:style style:name="P9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208b9" officeooo:paragraph-rsid="008208b9" style:font-size-asian="14pt" style:font-size-complex="14pt"/>
    </style:style>
    <style:style style:name="P9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66296" officeooo:paragraph-rsid="00866296" style:font-size-asian="14pt" style:font-size-complex="14pt"/>
    </style:style>
    <style:style style:name="P9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9e386" officeooo:paragraph-rsid="0089e386" style:font-size-asian="14pt" style:font-size-complex="14pt"/>
    </style:style>
    <style:style style:name="P9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d9990" officeooo:paragraph-rsid="008d9990" style:font-size-asian="14pt" style:font-size-complex="14pt"/>
    </style:style>
    <style:style style:name="P9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02f8b" officeooo:paragraph-rsid="00902f8b" style:font-size-asian="14pt" style:font-size-complex="14pt"/>
    </style:style>
    <style:style style:name="P9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2283e" officeooo:paragraph-rsid="0092283e" style:font-size-asian="14pt" style:font-size-complex="14pt"/>
    </style:style>
    <style:style style:name="P9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33541" officeooo:paragraph-rsid="0092283e" style:font-size-asian="14pt" style:font-size-complex="14pt"/>
    </style:style>
    <style:style style:name="P9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3b4dc" officeooo:paragraph-rsid="0093b4dc" style:font-size-asian="14pt" style:font-size-complex="14pt"/>
    </style:style>
    <style:style style:name="P9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3b4dc" officeooo:paragraph-rsid="0099a6a1" style:font-size-asian="14pt" style:font-size-complex="14pt"/>
    </style:style>
    <style:style style:name="P9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75995" officeooo:paragraph-rsid="0093b4dc" style:font-size-asian="14pt" style:font-size-complex="14pt"/>
    </style:style>
    <style:style style:name="P10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75995" officeooo:paragraph-rsid="00975995" style:font-size-asian="14pt" style:font-size-complex="14pt"/>
    </style:style>
    <style:style style:name="P10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86db7" officeooo:paragraph-rsid="00986db7" style:font-size-asian="14pt" style:font-size-complex="14pt"/>
    </style:style>
    <style:style style:name="P10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95f1d" officeooo:paragraph-rsid="00986db7" style:font-size-asian="14pt" style:font-size-complex="14pt"/>
    </style:style>
    <style:style style:name="P10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95f1d" officeooo:paragraph-rsid="00995f1d" style:font-size-asian="14pt" style:font-size-complex="14pt"/>
    </style:style>
    <style:style style:name="P10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9a6a1" officeooo:paragraph-rsid="0099a6a1" style:font-size-asian="14pt" style:font-size-complex="14pt"/>
    </style:style>
    <style:style style:name="P10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ac49a" officeooo:paragraph-rsid="009ac49a" style:font-size-asian="14pt" style:font-size-complex="14pt"/>
    </style:style>
    <style:style style:name="P10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7b45" officeooo:paragraph-rsid="009e7b45" style:font-size-asian="14pt" style:font-size-complex="14pt"/>
    </style:style>
    <style:style style:name="P10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7b45" officeooo:paragraph-rsid="00afe02e" style:font-size-asian="14pt" style:font-size-complex="14pt"/>
    </style:style>
    <style:style style:name="P10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eaa1" officeooo:paragraph-rsid="009eeaa1" style:font-size-asian="14pt" style:font-size-complex="14pt"/>
    </style:style>
    <style:style style:name="P10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31b30" officeooo:paragraph-rsid="00a31b30" style:font-size-asian="14pt" style:font-size-complex="14pt"/>
    </style:style>
    <style:style style:name="P11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62a0e" officeooo:paragraph-rsid="00a62a0e" style:font-size-asian="14pt" style:font-size-complex="14pt"/>
    </style:style>
    <style:style style:name="P11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886ce" officeooo:paragraph-rsid="00acb1c4" style:font-size-asian="14pt" style:font-size-complex="14pt"/>
    </style:style>
    <style:style style:name="P11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a1296" officeooo:paragraph-rsid="00aa1296" style:font-size-asian="14pt" style:font-size-complex="14pt"/>
    </style:style>
    <style:style style:name="P11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da6ef" officeooo:paragraph-rsid="00ada6ef" style:font-size-asian="14pt" style:font-size-complex="14pt"/>
    </style:style>
    <style:style style:name="P11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da6ef" officeooo:paragraph-rsid="00c3b3a6" style:font-size-asian="14pt" style:font-size-complex="14pt"/>
    </style:style>
    <style:style style:name="P11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fe02e" officeooo:paragraph-rsid="00afe02e" style:font-size-asian="14pt" style:font-size-complex="14pt"/>
    </style:style>
    <style:style style:name="P11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0dbc5" officeooo:paragraph-rsid="00b0dbc5" style:font-size-asian="14pt" style:font-size-complex="14pt"/>
    </style:style>
    <style:style style:name="P11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1ddf9" officeooo:paragraph-rsid="00b1ddf9" style:font-size-asian="14pt" style:font-size-complex="14pt"/>
    </style:style>
    <style:style style:name="P11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1ddf9" officeooo:paragraph-rsid="00b54435" style:font-size-asian="14pt" style:font-size-complex="14pt"/>
    </style:style>
    <style:style style:name="P11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3d82a" officeooo:paragraph-rsid="00b3d82a" style:font-size-asian="14pt" style:font-size-complex="14pt"/>
    </style:style>
    <style:style style:name="P12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77a89" officeooo:paragraph-rsid="00b77a89" style:font-size-asian="14pt" style:font-size-complex="14pt"/>
    </style:style>
    <style:style style:name="P12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77a89" officeooo:paragraph-rsid="00b8510b" style:font-size-asian="14pt" style:font-size-complex="14pt"/>
    </style:style>
    <style:style style:name="P12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8510b" officeooo:paragraph-rsid="00b8510b" style:font-size-asian="14pt" style:font-size-complex="14pt"/>
    </style:style>
    <style:style style:name="P12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54435" officeooo:paragraph-rsid="00b54435" style:font-size-asian="14pt" style:font-size-complex="14pt"/>
    </style:style>
    <style:style style:name="P12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9e3f6" officeooo:paragraph-rsid="00b9e3f6" style:font-size-asian="14pt" style:font-size-complex="14pt"/>
    </style:style>
    <style:style style:name="P12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b7e3b" officeooo:paragraph-rsid="00bb7e3b" style:font-size-asian="14pt" style:font-size-complex="14pt"/>
    </style:style>
    <style:style style:name="P12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d648c" officeooo:paragraph-rsid="00bd648c" style:font-size-asian="14pt" style:font-size-complex="14pt"/>
    </style:style>
    <style:style style:name="P12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df91e" officeooo:paragraph-rsid="00bdf91e" style:font-size-asian="14pt" style:font-size-complex="14pt"/>
    </style:style>
    <style:style style:name="P12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e1693" officeooo:paragraph-rsid="00be1693" style:font-size-asian="14pt" style:font-size-complex="14pt"/>
    </style:style>
    <style:style style:name="P12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0318c" officeooo:paragraph-rsid="00c0318c" style:font-size-asian="14pt" style:font-size-complex="14pt"/>
    </style:style>
    <style:style style:name="P13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f6c2d" officeooo:paragraph-rsid="00af6c2d" style:font-size-asian="14pt" style:font-size-complex="14pt"/>
    </style:style>
    <style:style style:name="P13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1b662" officeooo:paragraph-rsid="00c1b662" style:font-size-asian="14pt" style:font-size-complex="14pt"/>
    </style:style>
    <style:style style:name="P13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18171" officeooo:paragraph-rsid="00c18171" style:font-size-asian="14pt" style:font-size-complex="14pt"/>
    </style:style>
    <style:style style:name="P13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58521" officeooo:paragraph-rsid="00c58521" style:font-size-asian="14pt" style:font-size-complex="14pt"/>
    </style:style>
    <style:style style:name="P13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61daf" officeooo:paragraph-rsid="00c61daf" style:font-size-asian="14pt" style:font-size-complex="14pt"/>
    </style:style>
    <style:style style:name="P13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9af61" officeooo:paragraph-rsid="00c9af61" style:font-size-asian="14pt" style:font-size-complex="14pt"/>
    </style:style>
    <style:style style:name="P13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7c312" officeooo:paragraph-rsid="00c61daf" style:font-size-asian="14pt" style:font-size-complex="14pt"/>
    </style:style>
    <style:style style:name="P13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7c312" officeooo:paragraph-rsid="00cad6c8" style:font-size-asian="14pt" style:font-size-complex="14pt"/>
    </style:style>
    <style:style style:name="P13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ad6c8" officeooo:paragraph-rsid="00cad6c8" style:font-size-asian="14pt" style:font-size-complex="14pt"/>
    </style:style>
    <style:style style:name="P13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b0255" officeooo:paragraph-rsid="00cb0255" style:font-size-asian="14pt" style:font-size-complex="14pt"/>
    </style:style>
    <style:style style:name="P14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b0255" officeooo:paragraph-rsid="00ce938b" style:font-size-asian="14pt" style:font-size-complex="14pt"/>
    </style:style>
    <style:style style:name="P14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cadfd" officeooo:paragraph-rsid="00ccadfd" style:font-size-asian="14pt" style:font-size-complex="14pt"/>
    </style:style>
    <style:style style:name="P14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f5017" officeooo:paragraph-rsid="00cf5017" style:font-size-asian="14pt" style:font-size-complex="14pt"/>
    </style:style>
    <style:style style:name="P14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1a7bb" officeooo:paragraph-rsid="00d1a7bb" style:font-size-asian="14pt" style:font-size-complex="14pt"/>
    </style:style>
    <style:style style:name="P14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02837" officeooo:paragraph-rsid="00d02837" style:font-size-asian="14pt" style:font-size-complex="14pt"/>
    </style:style>
    <style:style style:name="P14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388fd" officeooo:paragraph-rsid="00d388fd" style:font-size-asian="14pt" style:font-size-complex="14pt"/>
    </style:style>
    <style:style style:name="P14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54f17" officeooo:paragraph-rsid="00d54f17" style:font-size-asian="14pt" style:font-size-complex="14pt"/>
    </style:style>
    <style:style style:name="P14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54f17" officeooo:paragraph-rsid="00d56231" style:font-size-asian="14pt" style:font-size-complex="14pt"/>
    </style:style>
    <style:style style:name="P14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54f17" officeooo:paragraph-rsid="00dd6032" style:font-size-asian="14pt" style:font-size-complex="14pt"/>
    </style:style>
    <style:style style:name="P14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feecd" officeooo:paragraph-rsid="00dfeecd" style:font-size-asian="14pt" style:font-size-complex="14pt"/>
    </style:style>
    <style:style style:name="P15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0eb90" officeooo:paragraph-rsid="00e0eb90" style:font-size-asian="14pt" style:font-size-complex="14pt"/>
    </style:style>
    <style:style style:name="P15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16283" officeooo:paragraph-rsid="00e16283" style:font-size-asian="14pt" style:font-size-complex="14pt"/>
    </style:style>
    <style:style style:name="P15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21359" officeooo:paragraph-rsid="00e21359" style:font-size-asian="14pt" style:font-size-complex="14pt"/>
    </style:style>
    <style:style style:name="P15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449a8" officeooo:paragraph-rsid="00e449a8" style:font-size-asian="14pt" style:font-size-complex="14pt"/>
    </style:style>
    <style:style style:name="P15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5a42f" officeooo:paragraph-rsid="00e5a42f" style:font-size-asian="14pt" style:font-size-complex="14pt"/>
    </style:style>
    <style:style style:name="P15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a0acf" officeooo:paragraph-rsid="00ea0acf" style:font-size-asian="14pt" style:font-size-complex="14pt"/>
    </style:style>
    <style:style style:name="P15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af23f" officeooo:paragraph-rsid="00eaf23f" style:font-size-asian="14pt" style:font-size-complex="14pt"/>
    </style:style>
    <style:style style:name="P15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c5338" officeooo:paragraph-rsid="00ec5338" style:font-size-asian="14pt" style:font-size-complex="14pt"/>
    </style:style>
    <style:style style:name="P15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ea20f" officeooo:paragraph-rsid="00eea20f" style:font-size-asian="14pt" style:font-size-complex="14pt"/>
    </style:style>
    <style:style style:name="P15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0671c" officeooo:paragraph-rsid="00f0671c" style:font-size-asian="14pt" style:font-size-complex="14pt"/>
    </style:style>
    <style:style style:name="P16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26638" officeooo:paragraph-rsid="00f26638" style:font-size-asian="14pt" style:font-size-complex="14pt"/>
    </style:style>
    <style:style style:name="P16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2d792" officeooo:paragraph-rsid="00f2d792" style:font-size-asian="14pt" style:font-size-complex="14pt"/>
    </style:style>
    <style:style style:name="P16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4c804" officeooo:paragraph-rsid="00f4c804" style:font-size-asian="14pt" style:font-size-complex="14pt"/>
    </style:style>
    <style:style style:name="P16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6f04a" officeooo:paragraph-rsid="00f6f04a" style:font-size-asian="14pt" style:font-size-complex="14pt"/>
    </style:style>
    <style:style style:name="P16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eaa1" officeooo:paragraph-rsid="009eeaa1" style:font-size-asian="14pt" style:font-weight-asian="normal" style:font-size-complex="14pt" style:font-weight-complex="normal"/>
    </style:style>
    <style:style style:name="P16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31b30" officeooo:paragraph-rsid="00a31b30" style:font-size-asian="14pt" style:font-weight-asian="normal" style:font-size-complex="14pt" style:font-weight-complex="normal"/>
    </style:style>
    <style:style style:name="P166" style:family="paragraph" style:parent-style-name="Standard">
      <style:text-properties fo:font-variant="normal" fo:text-transform="none" fo:color="#6a9955" style:font-name="Droid Sans Mono" fo:font-size="10.5pt" fo:letter-spacing="normal" fo:font-style="normal" fo:font-weight="normal" officeooo:rsid="003fe8d7" officeooo:paragraph-rsid="003fe8d7" fo:background-color="#1e1e1e"/>
    </style:style>
    <style:style style:name="P167" style:family="paragraph" style:parent-style-name="Standard">
      <style:text-properties fo:font-variant="normal" fo:text-transform="none" style:use-window-font-color="true" style:font-name="Liberation Serif" fo:font-size="12pt" fo:letter-spacing="normal" fo:font-style="normal" fo:font-weight="normal" officeooo:rsid="00d9bc1d" officeooo:paragraph-rsid="006fac2f" style:font-size-asian="10.5pt" style:font-size-complex="12pt"/>
    </style:style>
    <style:style style:name="P168" style:family="paragraph" style:parent-style-name="Standard">
      <style:text-properties fo:font-variant="normal" fo:text-transform="none" style:use-window-font-color="true" style:font-name="Abyssinica SIL" fo:font-size="14pt" fo:letter-spacing="normal" fo:font-style="normal" fo:font-weight="normal" officeooo:rsid="00e0abaa" officeooo:paragraph-rsid="007b4e61" style:font-size-asian="14pt" style:font-size-complex="14pt"/>
    </style:style>
    <style:style style:name="P169" style:family="paragraph" style:parent-style-name="Standard">
      <style:text-properties fo:font-variant="normal" fo:text-transform="none" style:use-window-font-color="true" style:font-name="Abyssinica SIL" fo:font-size="14pt" fo:letter-spacing="normal" fo:font-style="normal" fo:font-weight="normal" officeooo:rsid="007bb8c7" officeooo:paragraph-rsid="007bb8c7" style:font-size-asian="14pt" style:font-size-complex="14pt"/>
    </style:style>
    <style:style style:name="P170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a62a0e" officeooo:paragraph-rsid="00a62a0e" style:font-size-asian="14pt" style:font-size-complex="14pt"/>
    </style:style>
    <style:style style:name="P171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b77a89" officeooo:paragraph-rsid="00b77a89" style:font-size-asian="14pt" style:font-size-complex="14pt"/>
    </style:style>
    <style:style style:name="P172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cad6c8" officeooo:paragraph-rsid="00c61daf" style:font-size-asian="14pt" style:font-size-complex="14pt"/>
    </style:style>
    <style:style style:name="P173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d02837" officeooo:paragraph-rsid="00d02837" style:font-size-asian="14pt" style:font-size-complex="14pt"/>
    </style:style>
    <style:style style:name="P174" style:family="paragraph" style:parent-style-name="Standard">
      <style:text-properties officeooo:paragraph-rsid="002bbd91"/>
    </style:style>
    <style:style style:name="P175" style:family="paragraph" style:parent-style-name="Standard">
      <style:text-properties officeooo:rsid="0037ff38" officeooo:paragraph-rsid="0037ff38"/>
    </style:style>
    <style:style style:name="P176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77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3fe8d7" officeooo:paragraph-rsid="003fe8d7" fo:background-color="#1e1e1e"/>
    </style:style>
    <style:style style:name="P178" style:family="paragraph" style:parent-style-name="Standard">
      <style:text-properties officeooo:rsid="006a980e" officeooo:paragraph-rsid="006a980e"/>
    </style:style>
    <style:style style:name="P179" style:family="paragraph" style:parent-style-name="Standard">
      <style:text-properties officeooo:rsid="0069648c" officeooo:paragraph-rsid="0069648c"/>
    </style:style>
    <style:style style:name="P180" style:family="paragraph" style:parent-style-name="Standard">
      <style:text-properties officeooo:rsid="006fac2f" officeooo:paragraph-rsid="006fac2f"/>
    </style:style>
    <style:style style:name="P181" style:family="paragraph" style:parent-style-name="Standard">
      <style:text-properties officeooo:rsid="00866296" officeooo:paragraph-rsid="00866296"/>
    </style:style>
    <style:style style:name="P182" style:family="paragraph" style:parent-style-name="Standard">
      <style:text-properties officeooo:rsid="00b54435" officeooo:paragraph-rsid="00b54435"/>
    </style:style>
    <style:style style:name="P183" style:family="paragraph" style:parent-style-name="Preformatted_20_Text">
      <style:text-properties fo:font-variant="normal" fo:text-transform="none" fo:letter-spacing="normal" fo:font-style="normal" fo:font-weight="normal" officeooo:rsid="00233706" officeooo:paragraph-rsid="00233706"/>
    </style:style>
    <style:style style:name="P184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06200ff" officeooo:paragraph-rsid="006200ff"/>
    </style:style>
    <style:style style:name="P185" style:family="paragraph" style:parent-style-name="Preformatted_20_Text">
      <loext:graphic-properties draw:fill="solid" draw:fill-color="#f2f2f2" draw:opacity="100%"/>
      <style:paragraph-properties fo:margin-top="1.482cm" fo:margin-bottom="0cm" loext:contextual-spacing="false" fo:line-height="118%" fo:orphans="2" fo:widows="2" fo:background-color="#f2f2f2" fo:padding="0cm" fo:border="none"/>
      <style:text-properties fo:font-variant="normal" fo:text-transform="none" fo:color="#292929" fo:letter-spacing="normal"/>
    </style:style>
    <style:style style:name="P186" style:family="paragraph" style:parent-style-name="Preformatted_20_Text">
      <loext:graphic-properties draw:fill="solid" draw:fill-color="#f2f2f2" draw:opacity="100%"/>
      <style:paragraph-properties fo:margin-top="1.482cm" fo:margin-bottom="0cm" loext:contextual-spacing="false" fo:line-height="118%" fo:orphans="2" fo:widows="2" fo:background-color="#f2f2f2" fo:padding="0cm" fo:border="none"/>
      <style:text-properties fo:font-variant="normal" fo:text-transform="none" fo:letter-spacing="normal"/>
    </style:style>
    <style:style style:name="P187" style:family="paragraph" style:parent-style-name="Text_20_body">
      <style:text-properties fo:font-variant="normal" fo:text-transform="none" fo:color="#9999aa" style:text-line-through-style="none" style:text-line-through-type="none" style:font-name="inherit" fo:font-size="9pt" fo:letter-spacing="normal" fo:font-style="normal" style:text-underline-style="none" fo:font-weight="normal" officeooo:rsid="003c687a" officeooo:paragraph-rsid="003c687a" style:text-blinking="false" fo:background-color="transparent" loext:padding="0cm" loext:border="none"/>
    </style:style>
    <style:style style:name="P188" style:family="paragraph" style:parent-style-name="Preformatted_20_Text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</style:style>
    <style:style style:name="P189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0740a62" officeooo:paragraph-rsid="00740a62"/>
    </style:style>
    <style:style style:name="P190" style:family="paragraph" style:parent-style-name="Preformatted_20_Text">
      <style:paragraph-properties fo:margin-top="0cm" fo:margin-bottom="0.499cm" loext:contextual-spacing="false"/>
    </style:style>
    <style:style style:name="P191" style:family="paragraph" style:parent-style-name="Preformatted_20_Text">
      <style:paragraph-properties fo:margin-top="0cm" fo:margin-bottom="0.499cm" loext:contextual-spacing="false"/>
      <style:text-properties officeooo:paragraph-rsid="00f9dd46"/>
    </style:style>
    <style:style style:name="P19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7a9a2" officeooo:paragraph-rsid="0077a9a2"/>
    </style:style>
    <style:style style:name="P19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b0aec" officeooo:paragraph-rsid="006b0aec"/>
    </style:style>
    <style:style style:name="P19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40a62" officeooo:paragraph-rsid="00740a62"/>
    </style:style>
    <style:style style:name="P19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9dd46" officeooo:paragraph-rsid="00f9dd46"/>
    </style:style>
    <style:style style:name="P196" style:family="paragraph" style:parent-style-name="Text_20_body" style:list-style-name="L1">
      <loext:graphic-properties draw:fill="solid" draw:fill-color="#ffffff" draw:opacity="100%"/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background-color="#ffffff" fo:padding="0cm" fo:border="none"/>
      <style:text-properties fo:font-variant="normal" fo:text-transform="none" fo:color="#aaaaaa" style:text-line-through-style="none" style:text-line-through-type="none" style:font-name="Source Code Pro" fo:font-size="8.25pt" fo:letter-spacing="normal" fo:font-style="normal" style:text-underline-style="none" fo:font-weight="normal" style:text-blinking="false"/>
    </style:style>
    <style:style style:name="P197" style:family="paragraph" style:parent-style-name="Text_20_body" style:list-style-name="L1">
      <loext:graphic-properties draw:fill="solid" draw:fill-color="#ffffff" draw:opacity="100%"/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background-color="#ffffff" fo:padding="0cm" fo:border="none"/>
      <style:text-properties fo:font-variant="normal" fo:text-transform="none" fo:color="#9999aa" style:text-line-through-style="none" style:text-line-through-type="none" style:font-name="inherit" fo:font-size="9pt" fo:letter-spacing="normal" fo:font-style="normal" style:text-underline-style="none" fo:font-weight="normal" style:text-blinking="false" fo:background-color="transparent" loext:padding="0cm" loext:border="none"/>
    </style:style>
    <style:style style:name="T1" style:family="text">
      <style:text-properties officeooo:rsid="00078cc4"/>
    </style:style>
    <style:style style:name="T2" style:family="text">
      <style:text-properties officeooo:rsid="00096963"/>
    </style:style>
    <style:style style:name="T3" style:family="text">
      <style:text-properties officeooo:rsid="00162656"/>
    </style:style>
    <style:style style:name="T4" style:family="text">
      <style:text-properties officeooo:rsid="00196e4f"/>
    </style:style>
    <style:style style:name="T5" style:family="text">
      <style:text-properties officeooo:rsid="001b024d"/>
    </style:style>
    <style:style style:name="T6" style:family="text">
      <style:text-properties officeooo:rsid="001cb332"/>
    </style:style>
    <style:style style:name="T7" style:family="text">
      <style:text-properties officeooo:rsid="001e9ae7"/>
    </style:style>
    <style:style style:name="T8" style:family="text">
      <style:text-properties officeooo:rsid="001f7dc9"/>
    </style:style>
    <style:style style:name="T9" style:family="text">
      <style:text-properties officeooo:rsid="00246778"/>
    </style:style>
    <style:style style:name="T10" style:family="text">
      <style:text-properties officeooo:rsid="0024c2d4"/>
    </style:style>
    <style:style style:name="T11" style:family="text">
      <style:text-properties fo:font-variant="normal" fo:text-transform="none" fo:color="#000000" style:font-name="SFMono-Regular" fo:font-size="10.5pt" fo:letter-spacing="normal" fo:font-style="normal" fo:font-weight="normal"/>
    </style:style>
    <style:style style:name="T12" style:family="text">
      <style:text-properties fo:font-variant="normal" fo:text-transform="none" fo:color="#c41a16" style:font-name="SFMono-Regular" fo:font-size="10.5pt" fo:letter-spacing="normal" fo:font-style="normal" fo:font-weight="normal"/>
    </style:style>
    <style:style style:name="T13" style:family="text">
      <style:text-properties fo:font-variant="normal" fo:text-transform="none" fo:color="#4a4a4a" style:font-name="Nunito" fo:font-size="12pt" fo:letter-spacing="normal" fo:font-style="normal" fo:font-weight="normal"/>
    </style:style>
    <style:style style:name="T14" style:family="text">
      <style:text-properties fo:font-variant="normal" fo:text-transform="none" fo:color="#4a4a4a" style:font-name="Nunito" fo:font-size="12pt" fo:letter-spacing="normal" fo:font-style="normal" fo:font-weight="normal" officeooo:rsid="00360a33"/>
    </style:style>
    <style:style style:name="T15" style:family="text">
      <style:text-properties fo:font-variant="normal" fo:text-transform="none" fo:color="#4a4a4a" style:font-name="Nunito" fo:font-size="12pt" fo:letter-spacing="normal" fo:font-style="normal" fo:font-weight="normal" officeooo:rsid="002bbd91"/>
    </style:style>
    <style:style style:name="T16" style:family="text">
      <style:text-properties fo:font-variant="normal" fo:text-transform="none" fo:color="#4a4a4a" style:font-name="Nunito" fo:font-size="12pt" fo:letter-spacing="normal" fo:font-style="normal" fo:font-weight="normal" officeooo:rsid="0069949d"/>
    </style:style>
    <style:style style:name="T17" style:family="text">
      <style:text-properties fo:font-variant="normal" fo:text-transform="none" fo:color="#4a4a4a" style:font-name="Nunito" fo:font-size="12pt" fo:letter-spacing="normal" fo:font-style="normal" fo:font-weight="normal" style:font-size-asian="14pt" style:font-size-complex="14pt"/>
    </style:style>
    <style:style style:name="T18" style:family="text">
      <style:text-properties fo:font-variant="normal" fo:text-transform="none" fo:color="#4a4a4a" style:font-name="Nunito" fo:font-size="12pt" fo:letter-spacing="normal" fo:font-style="normal" fo:font-weight="normal" officeooo:rsid="0089054f" style:font-size-asian="14pt" style:font-size-complex="14pt"/>
    </style:style>
    <style:style style:name="T19" style:family="text">
      <style:text-properties fo:font-variant="normal" fo:text-transform="none" fo:color="#4a4a4a" style:font-name="Nunito" fo:font-size="12pt" fo:letter-spacing="normal" fo:font-style="normal" fo:font-weight="normal" officeooo:rsid="00b5ece9" style:font-size-asian="14pt" style:font-size-complex="14pt"/>
    </style:style>
    <style:style style:name="T20" style:family="text">
      <style:text-properties fo:font-variant="normal" fo:text-transform="none" style:font-name="inherit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1" style:family="text">
      <style:text-properties fo:font-variant="normal" fo:text-transform="none" fo:font-size="12pt" fo:letter-spacing="normal" fo:background-color="transparent" loext:char-shading-value="0" style:font-size-asian="12pt" style:font-size-complex="12pt" loext:padding="0cm" loext:border="none"/>
    </style:style>
    <style:style style:name="T22" style:family="text">
      <style:text-properties fo:color="#292929"/>
    </style:style>
    <style:style style:name="T23" style:family="text">
      <style:text-properties fo:color="#292929" style:font-name="Menlo" fo:font-size="12pt"/>
    </style:style>
    <style:style style:name="T24" style:family="text">
      <style:text-properties fo:color="#292929" style:font-name="Menlo" fo:font-size="12pt" fo:font-style="normal" fo:font-weight="normal"/>
    </style:style>
    <style:style style:name="T25" style:family="text">
      <style:text-properties style:font-name="Menlo" fo:font-size="12pt" fo:font-style="normal" fo:font-weight="normal"/>
    </style:style>
    <style:style style:name="T26" style:family="text">
      <style:text-properties officeooo:rsid="003290f2"/>
    </style:style>
    <style:style style:name="T27" style:family="text">
      <style:text-properties style:font-name="Helvetica Neue" fo:font-size="9pt"/>
    </style:style>
    <style:style style:name="T28" style:family="text">
      <style:text-properties officeooo:rsid="00348a76"/>
    </style:style>
    <style:style style:name="T29" style:family="text">
      <style:text-properties officeooo:rsid="00360a33"/>
    </style:style>
    <style:style style:name="T30" style:family="text">
      <style:text-properties officeooo:rsid="0039de23"/>
    </style:style>
    <style:style style:name="T31" style:family="text">
      <style:text-properties fo:color="#000000" style:font-name="inherit" fo:font-size="9pt" fo:background-color="transparent" loext:char-shading-value="0" loext:padding="0cm" loext:border="none"/>
    </style:style>
    <style:style style:name="T32" style:family="text">
      <style:text-properties fo:color="#286491" style:font-name="inherit" fo:font-size="9pt" fo:font-weight="bold" fo:background-color="transparent" loext:char-shading-value="0" loext:padding="0cm" loext:border="none"/>
    </style:style>
    <style:style style:name="T33" style:family="text">
      <style:text-properties fo:color="#777777" style:font-name="inherit" fo:font-size="9pt" fo:background-color="transparent" loext:char-shading-value="0" loext:padding="0cm" loext:border="none"/>
    </style:style>
    <style:style style:name="T34" style:family="text">
      <style:text-properties fo:color="#dd1144" style:font-name="inherit" fo:font-size="9pt" fo:background-color="transparent" loext:char-shading-value="0" loext:padding="0cm" loext:border="none"/>
    </style:style>
    <style:style style:name="T35" style:family="text">
      <style:text-properties officeooo:rsid="003fe8d7"/>
    </style:style>
    <style:style style:name="T36" style:family="text">
      <style:text-properties fo:color="#ce9178"/>
    </style:style>
    <style:style style:name="T37" style:family="text">
      <style:text-properties fo:color="#9cdcfe"/>
    </style:style>
    <style:style style:name="T38" style:family="text">
      <style:text-properties fo:color="#569cd6"/>
    </style:style>
    <style:style style:name="T39" style:family="text">
      <style:text-properties officeooo:rsid="00435859"/>
    </style:style>
    <style:style style:name="T40" style:family="text">
      <style:text-properties officeooo:rsid="004c191f"/>
    </style:style>
    <style:style style:name="T41" style:family="text">
      <style:text-properties officeooo:rsid="0050c8f9"/>
    </style:style>
    <style:style style:name="T42" style:family="text">
      <style:text-properties officeooo:rsid="005663be"/>
    </style:style>
    <style:style style:name="T43" style:family="text">
      <style:text-properties officeooo:rsid="005983cc"/>
    </style:style>
    <style:style style:name="T44" style:family="text">
      <style:text-properties officeooo:rsid="005a84df"/>
    </style:style>
    <style:style style:name="T45" style:family="text">
      <style:text-properties officeooo:rsid="005b5b0a"/>
    </style:style>
    <style:style style:name="T46" style:family="text">
      <style:text-properties officeooo:rsid="0060291f"/>
    </style:style>
    <style:style style:name="T47" style:family="text">
      <style:text-properties style:font-name="inherit" fo:background-color="transparent" loext:char-shading-value="0" style:font-size-asian="12pt" style:font-size-complex="12pt" loext:padding="0cm" loext:border="none"/>
    </style:style>
    <style:style style:name="T48" style:family="text">
      <style:text-properties officeooo:rsid="005499ed"/>
    </style:style>
    <style:style style:name="T49" style:family="text">
      <style:text-properties officeooo:rsid="0072a962"/>
    </style:style>
    <style:style style:name="T50" style:family="text">
      <style:text-properties officeooo:rsid="006b0aec"/>
    </style:style>
    <style:style style:name="T51" style:family="text">
      <style:text-properties officeooo:rsid="0075aaa9"/>
    </style:style>
    <style:style style:name="T52" style:family="text">
      <style:text-properties officeooo:rsid="007b4e61"/>
    </style:style>
    <style:style style:name="T53" style:family="text">
      <style:text-properties style:font-name="Abyssinica SIL"/>
    </style:style>
    <style:style style:name="T54" style:family="text">
      <style:text-properties officeooo:rsid="008bbab6"/>
    </style:style>
    <style:style style:name="T55" style:family="text">
      <style:text-properties officeooo:rsid="0092283e"/>
    </style:style>
    <style:style style:name="T56" style:family="text">
      <style:text-properties officeooo:rsid="00954dd1"/>
    </style:style>
    <style:style style:name="T57" style:family="text">
      <style:text-properties officeooo:rsid="0099a6a1"/>
    </style:style>
    <style:style style:name="T58" style:family="text">
      <style:text-properties officeooo:rsid="009a2192"/>
    </style:style>
    <style:style style:name="T59" style:family="text">
      <style:text-properties officeooo:rsid="0093b4dc"/>
    </style:style>
    <style:style style:name="T60" style:family="text">
      <style:text-properties officeooo:rsid="009c2166"/>
    </style:style>
    <style:style style:name="T61" style:family="text">
      <style:text-properties style:font-weight-asian="bold" style:font-weight-complex="bold"/>
    </style:style>
    <style:style style:name="T62" style:family="text">
      <style:text-properties style:font-weight-asian="normal" style:font-weight-complex="normal"/>
    </style:style>
    <style:style style:name="T63" style:family="text">
      <style:text-properties officeooo:rsid="00a460c4" style:font-weight-asian="normal" style:font-weight-complex="normal"/>
    </style:style>
    <style:style style:name="T64" style:family="text">
      <style:text-properties officeooo:rsid="00dd6032" style:font-weight-asian="normal" style:font-weight-complex="normal"/>
    </style:style>
    <style:style style:name="T65" style:family="text">
      <style:text-properties officeooo:rsid="00a0df33"/>
    </style:style>
    <style:style style:name="T66" style:family="text">
      <style:text-properties fo:color="#1155cc" style:font-name="Arial"/>
    </style:style>
    <style:style style:name="T67" style:family="text">
      <style:text-properties officeooo:rsid="00acb1c4"/>
    </style:style>
    <style:style style:name="T68" style:family="text">
      <style:text-properties officeooo:rsid="00af6c2d"/>
    </style:style>
    <style:style style:name="T69" style:family="text">
      <style:text-properties officeooo:rsid="00afe02e"/>
    </style:style>
    <style:style style:name="T70" style:family="text">
      <style:text-properties officeooo:rsid="00b0dbc5"/>
    </style:style>
    <style:style style:name="T71" style:family="text">
      <style:text-properties officeooo:rsid="00b1ddf9"/>
    </style:style>
    <style:style style:name="T72" style:family="text">
      <style:text-properties officeooo:rsid="00bb7e3b"/>
    </style:style>
    <style:style style:name="T73" style:family="text">
      <style:text-properties officeooo:rsid="00be1693"/>
    </style:style>
    <style:style style:name="T74" style:family="text">
      <style:text-properties officeooo:rsid="00c18171"/>
    </style:style>
    <style:style style:name="T75" style:family="text">
      <style:text-properties officeooo:rsid="00c32cf8"/>
    </style:style>
    <style:style style:name="T76" style:family="text">
      <style:text-properties officeooo:rsid="00c3b3a6"/>
    </style:style>
    <style:style style:name="T77" style:family="text">
      <style:text-properties officeooo:rsid="00cb0255"/>
    </style:style>
    <style:style style:name="T78" style:family="text">
      <style:text-properties officeooo:rsid="00ccadfd"/>
    </style:style>
    <style:style style:name="T79" style:family="text">
      <style:text-properties officeooo:rsid="00ce938b"/>
    </style:style>
    <style:style style:name="T80" style:family="text">
      <style:text-properties fo:color="#4a4a4a" style:font-name="Nunito"/>
    </style:style>
    <style:style style:name="T81" style:family="text">
      <style:text-properties fo:color="#4a4a4a" style:font-name="Nunito" officeooo:rsid="00cad6c8"/>
    </style:style>
    <style:style style:name="T82" style:family="text">
      <style:text-properties officeooo:rsid="00d213cb"/>
    </style:style>
    <style:style style:name="T83" style:family="text">
      <style:text-properties officeooo:rsid="00d276f9"/>
    </style:style>
    <style:style style:name="T84" style:family="text">
      <style:text-properties officeooo:rsid="00d56231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officeooo:rsid="00d7bf85"/>
    </style:style>
    <style:style style:name="T87" style:family="text">
      <style:text-properties officeooo:rsid="00d93e0c"/>
    </style:style>
    <style:style style:name="T88" style:family="text">
      <style:text-properties officeooo:rsid="00db7308"/>
    </style:style>
    <style:style style:name="T89" style:family="text">
      <style:text-properties officeooo:rsid="00dd6032"/>
    </style:style>
    <style:style style:name="T90" style:family="text">
      <style:text-properties officeooo:rsid="00e39868"/>
    </style:style>
    <style:style style:name="T91" style:family="text">
      <style:text-properties officeooo:rsid="00e74979"/>
    </style:style>
    <style:style style:name="T92" style:family="text">
      <style:text-properties officeooo:rsid="00f26638"/>
    </style:style>
    <style:style style:name="T93" style:family="text">
      <style:text-properties officeooo:rsid="00f2d792"/>
    </style:style>
    <style:style style:name="T94" style:family="text">
      <style:text-properties officeooo:rsid="00f88cc2"/>
    </style:style>
    <style:style style:name="T95" style:family="text">
      <style:text-properties officeooo:rsid="00f9dd46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ur remplacer les virgules d’un string dans 1 dataframe par des points effectuer le traitement suivant :</text:p>
      <text:p text:style-name="P1">olddf=newdf.apply(lambda x : x.str.replace(',','.'))</text:p>
      <text:p text:style-name="P1"/>
      <text:p text:style-name="P2"><text:span text:style-name="T1">Pour convertir 1 </text:span><text:span text:style-name="T2">series de datatframe</text:span><text:span text:style-name="T1"> en float faire</text:span></text:p>
      <text:p text:style-name="P1">tofloat = newdf[0].astype(float)</text:p>
      <text:p text:style-name="P1"/>
      <text:p text:style-name="P3">esemple pour créer et utiliser index avec dataframe</text:p>
      <text:p text:style-name="P3"/>
      <text:p text:style-name="P3">essai = pd.DataFrame(index = val, columns=['simple'] ,data = ([1,2]))</text:p>
      <text:p text:style-name="P3"/>
      <text:p text:style-name="P3">avec val=[‘mico’,aym]</text:p>
      <text:p text:style-name="P3"/>
      <text:p text:style-name="P3">le resultat donne le dataframe</text:p>
      <text:p text:style-name="P3"/>
      <text:p text:style-name="P3"><text:s text:c="9"/>simple</text:p>
      <text:p text:style-name="P3">mico <text:s text:c="2"/>1</text:p>
      <text:p text:style-name="P3">aym <text:s text:c="3"/>2</text:p>
      <text:p text:style-name="P3"/>
      <text:p text:style-name="P4">Faire 1 tri d’un dataframe par valeurs ascendantes en exemple,0 étant ici le nom d’une colonne :</text:p>
      <text:p text:style-name="P4">new.sort_values(by=[0],ascending=True)</text:p>
      <text:p text:style-name="P4"/>
      <text:p text:style-name="P5">Pour séparer correctement les valeurs d’un fichier csv à transformer en dataframe en fonction des valeurs données , en exemple :</text:p>
      <text:p text:style-name="P5"/>
      <text:p text:style-name="P20">ope = pd.read_csv('bankPostalOp.csv',sep=';',engine='python')</text:p>
      <text:p text:style-name="P5">p .s On spécifie engine=’python’ pour éviter certains warnings</text:p>
      <text:p text:style-name="P5"/>
      <text:p text:style-name="P6">Pour changer le nom de colonnes d’1 dataframe df faire juste df.columns avec les nouveaux noms de colonnes.</text:p>
      <text:p text:style-name="P6">Exemple :</text:p>
      <text:p text:style-name="P6">df = pd.DataFrame({‘$a’:[1,2], ‘$b’:[10,20]})</text:p>
      <text:p text:style-name="P6">df.columns=[‘a’,’b’]</text:p>
      <text:p text:style-name="P6">result</text:p>
      <text:p text:style-name="P6">df</text:p>
      <text:p text:style-name="P6"/>
      <text:p text:style-name="P6"><text:s text:c="3"/>a <text:s/>b</text:p>
      <text:p text:style-name="P6">0 1 10</text:p>
      <text:p text:style-name="P6">1 2 <text:s/>20</text:p>
      <text:p text:style-name="P6"/>
      <text:p text:style-name="P7">Pour itérer sur les lignes d’un dataframe la formule retenue est celle ci à peu près :</text:p>
      <text:p text:style-name="P7"/>
      <text:p text:style-name="P7">for i,j in tg.iterrows():</text:p>
      <text:p text:style-name="P7"><text:s text:c="4"/>print(i,j)</text:p>
      <text:p text:style-name="P7"><text:s text:c="4"/>print()</text:p>
      <text:p text:style-name="P7"/>
      <text:p text:style-name="P10">Pour renommer 1 colonne d’1 dataframe faire par exemple</text:p>
      <text:p text:style-name="P10">df.rename(columns={’OldColumn’ :’NewColumn’…,,<text:span text:style-name="T3">inplace=True nb pour pouvoir maintenir le résultat</text:span>}</text:p>
      <text:p text:style-name="P7"/>
      <text:p text:style-name="P8">Pour ajouter 1 colonne à un dataframe df faire par exemple</text:p>
      <text:p text:style-name="P8">df[‘nomcolonnequonveutajouter’] = nomcolonneAajouter</text:p>
      <text:p text:style-name="P8"><text:soft-page-break/></text:p>
      <text:p text:style-name="P8"/>
      <text:p text:style-name="P9">Pour avoir toutes les valeurs des tableaux ouicar pour calculer les revenus des véhicule cliquer à chaque fois sur page suivante au niveau de ouicar et faire dans data miner next page start pagination pour pouvoir ajouter les données et ceci sans quitter data miner </text:p>
      <text:p text:style-name="P9"/>
      <text:p text:style-name="P11">Pour remplacer 1 ancienne valeur par 1 autre das 1 dataframe et pour que ça dure faire par exemple</text:p>
      <text:p text:style-name="P11"/>
      <text:p text:style-name="P11"><text:s/>df.iloc[1].replace(‘oldValue’,’newValue’,inplace=True)</text:p>
      <text:p text:style-name="P11"/>
      <text:p text:style-name="P12">Pour obtenir par exemple les valeurs regroupées par mois et les agréger par revenus obtenus par mois faire <text:span text:style-name="T4">par exemple</text:span> :</text:p>
      <text:p text:style-name="P12"/>
      <text:p text:style-name="P12">jumpOnly.groupby(jumpOnly['DateVir'].dt.strftime('%B'))['MontantFloat'].sum().sort_values()</text:p>
      <text:p text:style-name="P12"/>
      <text:p text:style-name="P13">Diagramme en pie pour obtenir la fréquence(effectif<text:span text:style-name="T5">(ou valeur)</text:span> de marque de voitures/nombre total d’individus de marque de voitures) en fonction du nombre d’occurrences (ici marque de voiture) :</text:p>
      <text:p text:style-name="P13"/>
      <text:p text:style-name="P13">jumP['Véhicule'].value_counts(normalize=True).plot(kind='pie')</text:p>
      <text:p text:style-name="P13"/>
      <text:p text:style-name="P14">Dans la fonction pivot_table dans cet exemple ci après <text:s/><text:span text:style-name="T4">MontantFloat </text:span>représente le contenu du tableau, <text:span text:style-name="T4">'DateVir',decoup] </text:span>représente l’index et Véhicule représente les colonnes</text:p>
      <text:p text:style-name="P13"/>
      <text:p text:style-name="P13">jumP.pivot_table('MontantFloat',['DateVir',decoup],'Véhicule')</text:p>
      <text:p text:style-name="P13"/>
      <text:p text:style-name="P15">Autre exemple plus parlant de l<text:span text:style-name="T6">a fonction pivot_table <text:s/></text:span><text:span text:style-name="T7">qui permet donc de réaliser des tableaux croisés dynamiques</text:span></text:p>
      <text:p text:style-name="P15">jumP.pivot_table('MontantFloat',index='DateVir',columns='Véhicule')</text:p>
      <text:p text:style-name="P15"/>
      <text:p text:style-name="P16">On fait list(df) pour <text:s/><text:span text:style-name="T8">répertorier</text:span> toutes les colonnes d’un dataframe df <text:span text:style-name="T8">dans 1 dataframe comme 1 liste.</text:span></text:p>
      <text:p text:style-name="P17">Pour pouvoir imprimer les colonnes d’un dataframe en tant qu’index au lieu d’1 liste on fait :</text:p>
      <text:p text:style-name="P17">df.columns</text:p>
      <text:p text:style-name="P17"/>
      <text:p text:style-name="P17">#Export Pandas DataFrame to a CSV file</text:p>
      <text:p text:style-name="P17">iv19Iveco.to_csv(r'/home/mric/iv19Iveco.csv',index=True,header=True)</text:p>
      <text:p text:style-name="P17"/>
      <text:p text:style-name="P17"># Create a file to write to, add headers row</text:p>
      <text:p text:style-name="P17">f = csv.writer(open('z-artist-names.csv', 'w'))</text:p>
      <text:p text:style-name="P17">f.writerow(['Name', 'Link'])</text:p>
      <text:p text:style-name="P17"/>
      <text:p text:style-name="P18">Pour découper 1 dataframe avec 1 groupby(date) par exemple pour bien retrouver les dates et le autres colonnes faire par exemple :</text:p>
      <text:p text:style-name="P17">df.reset_index(0, inplace=True)</text:p>
      <text:p text:style-name="P19">i<text:span text:style-name="T8">nplace=True </text:span>veut dire oui on modifie le dataframe</text:p>
      <text:p text:style-name="P13"/>
      <text:p text:style-name="P20">Pour comparer des dates avec pandas faire comme dans l’exemple suivant :</text:p>
      <text:p text:style-name="P20">df.<text:span text:style-name="T9">loc</text:span>[<text:span text:style-name="T9">pd.to_datetime(df[</text:span>'date_mutation'].dt.date)&gt;'2019-01-01'<text:span text:style-name="T10">)</text:span></text:p>
      <text:p text:style-name="P20"/>
      <text:p text:style-name="P21">example extract 5 first character of a dataframe with regular expressions</text:p>
      <text:p text:style-name="P20"><text:span text:style-name="T11">df[</text:span><text:span text:style-name="T12">'first_five_Letter'</text:span><text:span text:style-name="T11">]=df[</text:span><text:span text:style-name="T12">'Country (region)'</text:span><text:span text:style-name="T11">].str.extract(</text:span><text:span text:style-name="T12">r'(^w{5})'</text:span><text:span text:style-name="T11">)</text:span></text:p>
      <text:p text:style-name="P22"/>
      <text:p text:style-name="P22"/>
      <text:p text:style-name="P24"><text:soft-page-break/>to extract float number from string do something like this :</text:p>
      <text:p text:style-name="P24"/>
      <text:p text:style-name="P24">df['Montant'].str.extract(r'(\d+\.\d+)') <text:s text:c="2"/></text:p>
      <text:p text:style-name="P24"/>
      <text:p text:style-name="P24"/>
      <text:p text:style-name="P26"><text:span text:style-name="T26">to extract date in a given string which contains something like this </text:span><text:span text:style-name="T27">Payé(27-11-2018)</text:span></text:p>
      <text:p text:style-name="P25"/>
      <text:p text:style-name="P25">df['Statut du virement'].str.extract(r'(\d{2}-\d{2}-\d{4})')</text:p>
      <text:p text:style-name="P25"/>
      <text:p text:style-name="P28">to extract all the numbers of a given string, do this  for instance:</text:p>
      <text:p text:style-name="P28">array=re.findall(r’[0-9]+’,string)</text:p>
      <text:p text:style-name="P25"/>
      <text:p text:style-name="P27">It was extract the string and after you can do something like this :</text:p>
      <text:p text:style-name="P27">df[<text:span text:style-name="T26">'Statut du virement'</text:span>]=the_result.astype('datetime64[ns]')</text:p>
      <text:p text:style-name="P22"/>
      <text:p text:style-name="P22">#using isnull() to select all rows with NaN under a single dataframe column</text:p>
      <text:p text:style-name="P22">veh_T.loc[veh_T["price"].isnull()]</text:p>
      <text:p text:style-name="P22"/>
      <text:p text:style-name="P22">#using isna() to select all rows with NaN under a single dataframe column</text:p>
      <text:p text:style-name="P22">veh_T.loc[veh_T["price"].isna()]</text:p>
      <text:p text:style-name="P22"/>
      <text:p text:style-name="P22">#using isna() to select all rows with NaN under a entire dataframe </text:p>
      <text:p text:style-name="P22">veh_T[veh_T.isna().any(axis=1)]</text:p>
      <text:p text:style-name="P22"/>
      <text:p text:style-name="P22">#using isnull() to select all rows with NaN under a entire dataframe </text:p>
      <text:p text:style-name="P22">veh_T[veh_T.isnull().any(axis=1)]</text:p>
      <text:p text:style-name="P22"/>
      <text:p text:style-name="P22"/>
      <text:p text:style-name="P23">Exemple pour itérer sur plusieurs pages pour obtenir <text:s/>liste totale de pages à scraper.</text:p>
      <text:p text:style-name="P183"><text:bookmark text:name="c33b"/><text:span text:style-name="T23">token = 'https://www.seloger.com/immobilier/locations/immo-paris-75/bien-appartement/?LISTING-LISTpg='</text:span><text:bookmark text:name="4f19"/><text:span text:style-name="T23">def get_pages(token, nb):</text:span></text:p>
      <text:p text:style-name="P185"><text:s text:c="4"/><text:span text:style-name="T25">pages = []</text:span></text:p>
      <text:p text:style-name="P185"><text:s text:c="4"/><text:span text:style-name="T25">for i in range(1,nb+1):</text:span></text:p>
      <text:p text:style-name="P185"><text:s text:c="8"/><text:span text:style-name="T25">j = token + str(i)</text:span></text:p>
      <text:p text:style-name="P185"><text:s text:c="8"/><text:span text:style-name="T25">pages.append(j)</text:span></text:p>
      <text:p text:style-name="P186"><text:span text:style-name="T22"><text:s text:c="4"/></text:span><text:span text:style-name="T24">return pages</text:span><text:bookmark text:name="b83b"/><text:span text:style-name="T24">pages = get_pages(token,295)</text:span></text:p>
      <text:p text:style-name="P22"/>
      <text:p text:style-name="P29">n Python, when we add a “r” character, it’s meaning a complete string.</text:p>
      <text:p text:style-name="P29"/>
      <text:p text:style-name="P29"><text:soft-page-break/><text:span text:style-name="T28">To </text:span>change order of columns of dataframe <text:span text:style-name="T28">do this thing by example :</text:span></text:p>
      <text:p text:style-name="P30">df=df[[‘column i want first’,’column i want second’...etc.]]</text:p>
      <text:p text:style-name="P29"/>
      <text:p text:style-name="P29"/>
      <text:p text:style-name="P29">#to get only not duplicated columns <text:span text:style-name="T29">do this thing by example</text:span></text:p>
      <text:p text:style-name="P174"><text:span text:style-name="T14">df</text:span><text:span text:style-name="T15">=</text:span><text:span text:style-name="T14">df</text:span><text:span text:style-name="T15">.loc[:,~</text:span><text:span text:style-name="T14">df</text:span><text:span text:style-name="T15">.columns.duplicated()]</text:span></text:p>
      <text:p text:style-name="P29"/>
      <text:p text:style-name="P29"/>
      <text:p text:style-name="P29">#to avoid warning like A value is trying to be set on a copy of a slice from a DataFrame.Try using .loc[row_indexer,col_indexer] = value instead</text:p>
      <text:p text:style-name="P29"/>
      <text:p text:style-name="P175"><text:span text:style-name="T15">d</text:span><text:span text:style-name="T13">o something like</text:span></text:p>
      <text:p text:style-name="P31">df=df.copy()</text:p>
      <text:p text:style-name="P31"/>
      <text:p text:style-name="P31"/>
      <text:p text:style-name="P31">#deal with nested tags <text:span text:style-name="T30">with beautiful soup library</text:span> class here offer-rooms-number</text:p>
      <text:p text:style-name="P31"><text:s text:c="4"/>result=soup.findAll('span', attrs={'class':'offer-details-caracteristik—rooms'})</text:p>
      <text:p text:style-name="P31"/>
      <text:p text:style-name="P32">exemple pour trouver une matrice de corrélation entre différentes caractéristiques d’une annonce :</text:p>
      <text:p text:style-name="P32"/>
      <text:p text:style-name="P32">sns.heatmap(df.corr(),annot=True,cmap='Greens')</text:p>
      <text:p text:style-name="P32">plt.title('Matrix of correlation between differents features of announces\n',fontsize=18,color='#009432')</text:p>
      <text:p text:style-name="P32"/>
      <text:p text:style-name="P32"/>
      <text:p text:style-name="P33">code example to join digits elts :</text:p>
      <text:p text:style-name="P33"/>
      <text:p text:style-name="P33">def get_goodPrices():</text:p>
      <text:p text:style-name="P33"><text:s text:c="4"/>prs=[]</text:p>
      <text:p text:style-name="P33"><text:s text:c="4"/>for it in range(len(prix)):</text:p>
      <text:p text:style-name="P33"><text:s text:c="8"/>#join separated elts in list by commas</text:p>
      <text:p text:style-name="P33"><text:s text:c="8"/>pp=''.join(prix[it]) <text:s/></text:p>
      <text:p text:style-name="P33"><text:s text:c="8"/>prs.append(pp) <text:s text:c="7"/></text:p>
      <text:p text:style-name="P33"><text:s text:c="4"/>return prs</text:p>
      <text:p text:style-name="P33"/>
      <text:p text:style-name="P35">write date from csv file to sqlite database</text:p>
      <text:p text:style-name="P187"># load the data into a Pandas DataFrame</text:p>
      <text:list xml:id="list3092096925" text:style-name="L1">
        <text:list-item>
          <text:p text:style-name="P196"><text:span text:style-name="T31">users = pd.</text:span><text:span text:style-name="T32">read_csv</text:span><text:span text:style-name="T33">(</text:span><text:span text:style-name="T34">'users.csv'</text:span><text:span text:style-name="T33">)</text:span></text:p>
        </text:list-item>
        <text:list-item>
          <text:p text:style-name="P197"># write the data to a sqlite table</text:p>
        </text:list-item>
        <text:list-item>
          <text:p text:style-name="P196"><text:span text:style-name="T31">users.</text:span><text:span text:style-name="T32">to_sql</text:span><text:span text:style-name="T33">(</text:span><text:span text:style-name="T34">'users'</text:span><text:span text:style-name="T31">, conn, if_exists=</text:span><text:span text:style-name="T34">'append'</text:span><text:span text:style-name="T31">, index = False</text:span><text:span text:style-name="T33">)</text:span></text:p>
        </text:list-item>
      </text:list>
      <text:p text:style-name="P35"/>
      <text:p text:style-name="P35"/>
      <text:p text:style-name="P166"># saving the dataframe into the same directory by example</text:p>
      <text:p text:style-name="P176">df.to_csv(<text:span text:style-name="T36">'nba.csv'</text:span>, <text:span text:style-name="T37">header</text:span>=<text:span text:style-name="T38">True</text:span>, <text:span text:style-name="T37">index</text:span>=<text:span text:style-name="T38">False</text:span>) </text:p>
      <text:p text:style-name="P176"/>
      <text:p text:style-name="P177"/>
      <text:p text:style-name="P34">prs<text:span text:style-name="T35">dedez</text:span></text:p>
      <text:p text:style-name="P36">using itertools to retrieve the digits and turn it into a float by example :</text:p>
      <text:p text:style-name="P36">var_1= int(‘’.join(itertools.takewhile(str.isdigit,var₁)))</text:p>
      <text:p text:style-name="P36"/>
      <text:p text:style-name="P36"><text:soft-page-break/></text:p>
      <text:p text:style-name="P36"/>
      <text:p text:style-name="P36"/>
      <text:p text:style-name="P37">tips beautiful soup</text:p>
      <text:p text:style-name="P37"/>
      <text:p text:style-name="P37">#wait 1 s between each download</text:p>
      <text:p text:style-name="P37"><text:s text:c="4"/>time.sleep(1)</text:p>
      <text:p text:style-name="P37"/>
      <text:p text:style-name="P38">beautiful soup <text:span text:style-name="T39">doen’t print dynamic values only static for dynamic values use selenium.</text:span></text:p>
      <text:p text:style-name="P32"/>
      <text:p text:style-name="P39">To return the 2 first elts of string do this for instance :</text:p>
      <text:p text:style-name="P39"><text:s text:c="2"/>def first2(s) :</text:p>
      <text:p text:style-name="P39"><text:s text:c="9"/>return s[:2]</text:p>
      <text:p text:style-name="P39"/>
      <text:p text:style-name="P40">common error « Value error could not convert string to float » often appear because use of comma in string in place of dot .For instance :</text:p>
      <text:p text:style-name="P40">« 1,00 » <text:s/>in fact of « 1.00 »</text:p>
      <text:p text:style-name="P40"/>
      <text:p text:style-name="P41">to apply <text:s/>a function to many columns of a dataframe do this for instance :</text:p>
      <text:p text:style-name="P41"/>
      <text:p text:style-name="P42">df[<text:span text:style-name="T40">[‘column1’,‘column2’,‘column3’</text:span>]<text:span text:style-name="T40">].apply(lambda x : x.str.replace(‘,’,’.’))</text:span></text:p>
      <text:p text:style-name="P42"/>
      <text:p text:style-name="P43">or </text:p>
      <text:p text:style-name="P43"/>
      <text:p text:style-name="P42">df[<text:span text:style-name="T40">[‘column1’,‘column2’,‘column3’</text:span>]<text:span text:style-name="T40">]=</text:span>df[<text:span text:style-name="T40">[‘column1’,‘column2’,‘column3’</text:span>]<text:span text:style-name="T40">].astype(‘float’)</text:span></text:p>
      <text:p text:style-name="P43"/>
      <text:p text:style-name="P43"/>
      <text:p text:style-name="P44">use fonction nlargest to get for instance the 10 big number in a column price of a dataframe :</text:p>
      <text:p text:style-name="P44">df.nlargest(10, ‘price’)</text:p>
      <text:p text:style-name="P44"/>
      <text:p text:style-name="P44">the inverse function is nsmallest that we can use for instance like this :</text:p>
      <text:p text:style-name="P44"/>
      <text:p text:style-name="P44">df.nsmallest(10,’price’) to have the 10 small prices.</text:p>
      <text:p text:style-name="P44"/>
      <text:p text:style-name="P45">Example of function</text:p>
      <text:p text:style-name="P45"/>
      <text:p text:style-name="P45">def addition(*args) :</text:p>
      <text:p text:style-name="P45"><text:s text:c="6"/>res=0</text:p>
      <text:p text:style-name="P45"><text:s text:c="6"/>for i in args :</text:p>
      <text:p text:style-name="P45"><text:s text:c="12"/>result+=i</text:p>
      <text:p text:style-name="P45"><text:s text:c="6"/>return result</text:p>
      <text:p text:style-name="P45"/>
      <text:p text:style-name="P45">*<text:span text:style-name="T41">args allow a function to take any number of positional arguments.</text:span></text:p>
      <text:p text:style-name="P45"/>
      <text:p text:style-name="P46">**<text:span text:style-name="T41">kwargs allow a function to take any number of keyword <text:s/>arguments,by default <text:s/>keyword <text:s/>arguments is an empty dictionnary.Each undefined keyword argument is stored as a key-value pair in the **kwargs dictionnary.</text:span></text:p>
      <text:p text:style-name="P46"/>
      <text:p text:style-name="P47"><text:s/></text:p>
      <text:p text:style-name="P47"><text:soft-page-break/>def printer(a,b,option=True,**kwargs) :</text:p>
      <text:p text:style-name="P47"><text:s text:c="6"/>print(a,b)</text:p>
      <text:p text:style-name="P47"><text:s text:c="6"/>print(option)</text:p>
      <text:p text:style-name="P47"><text:s text:c="6"/>print(kwargs)</text:p>
      <text:p text:style-name="P47"/>
      <text:p text:style-name="P47">printer(3,4,param1=5,param2=6)</text:p>
      <text:p text:style-name="P47">3 4</text:p>
      <text:p text:style-name="P47">True</text:p>
      <text:p text:style-name="P47">{‘param1’:5,’param2’:6}</text:p>
      <text:p text:style-name="P47"/>
      <text:p text:style-name="P48">Pour ajouter request header comme beautiful soup mais pour selenium faire de la sorte :</text:p>
      <text:p text:style-name="P48">options.add_argument(random.choice(user_agen_list))</text:p>
      <text:p text:style-name="P48">voir comme exemple le fichier carBoncoin.py.</text:p>
      <text:p text:style-name="P44"/>
      <text:p text:style-name="P49">Mettre toujours driver.quit() en dehors des fonctions</text:p>
      <text:p text:style-name="P49"/>
      <text:p text:style-name="P50">df[‘items’].value_counts() <text:s/>pour compter le nbre d’éléments spécifiques nommés par exemple item dans 1 dataframe df.</text:p>
      <text:p text:style-name="P50"/>
      <text:p text:style-name="P73">When we put <text:span text:style-name="T48">value_counts(</text:span>normalize=True<text:span text:style-name="T48">) </text:span>it’s for normalize the dataset to see distributions among values.</text:p>
      <text:p text:style-name="P73">Ex : df[‘value’].<text:span text:style-name="T48">value_counts(</text:span>normalize=True<text:span text:style-name="T48">) </text:span>to see the different ratio</text:p>
      <text:p text:style-name="P50"/>
      <text:p text:style-name="P51">Ps : extra to use bootstrap to make a website copy the link css on getbootstrap.com ,paste it on page index.html which locatated on folder templates. Link to url :</text:p>
      <text:p text:style-name="P51"><text:a xlink:type="simple" xlink:href="https://www.youtube.com/watch?v=6KKaTvEEkh8" text:style-name="Internet_20_link" text:visited-style-name="Visited_20_Internet_20_Link">https://www.youtube.com/watch?v=6KKaTvEEkh8</text:a></text:p>
      <text:p text:style-name="P51"/>
      <text:p text:style-name="P52">Example to insert on the body of a page index.html container,row ,etc...</text:p>
      <text:p text:style-name="P51">.container&gt;.row&gt;.col-6.mx-auto.mt-5</text:p>
      <text:p text:style-name="P52">and after push on touch entry</text:p>
      <text:p text:style-name="P53">on <text:span text:style-name="T42">getbootstrap.com <text:s/></text:span>we can search on tabs docs by example the lay<text:span text:style-name="T45">o</text:span>ut that we need.</text:p>
      <text:p text:style-name="P53"/>
      <text:p text:style-name="P54">Use pprint to print json data better than print</text:p>
      <text:p text:style-name="P53"/>
      <text:p text:style-name="P55">Pour calculer le nombre total de valeurs manquantes dans chaque caractéristique d’un dataframe df par exemple faire :</text:p>
      <text:p text:style-name="P55"/>
      <text:p text:style-name="P55">df.isnull<text:span text:style-name="T44">()</text:span>.sum()</text:p>
      <text:p text:style-name="P55"/>
      <text:p text:style-name="P57">Regrouper des valeurs manquantes et les indiquer pour les répertorier dans un dataframe , <text:span text:style-name="T43">faire par exemple :</text:span></text:p>
      <text:p text:style-name="P57"/>
      <text:p text:style-name="P58">missing_values=[‘na’,’n/a’,…]</text:p>
      <text:p text:style-name="P58">df=pd.read_csv(‘home.csv’,na_values=missing_values)</text:p>
      <text:p text:style-name="P58"/>
      <text:p text:style-name="P59">Nombre total de valeurs manquantes</text:p>
      <text:p text:style-name="P58"/>
      <text:p text:style-name="P56">df.isnull<text:span text:style-name="T44">()</text:span>.sum().<text:span text:style-name="T45">sum()</text:span></text:p>
      <text:p text:style-name="P56"/>
      <text:p text:style-name="P60"><text:soft-page-break/>we can use pd.read_clipboard() to copy an area of data that we need on screen</text:p>
      <text:p text:style-name="P58"/>
      <text:p text:style-name="P58"/>
      <text:p text:style-name="P61"/>
      <text:p text:style-name="P61">double underscore before and after a name(like __init__) meaning there are special method names used by python this is just a convention a way for the python system to use names that won’t conflict with user_defined names </text:p>
      <text:p text:style-name="P61"/>
      <text:p text:style-name="P62">describe() function generates descriptive statistics</text:p>
      <text:p text:style-name="P62"/>
      <text:p text:style-name="P62"/>
      <text:p text:style-name="P63">to avoid other element to receive the click and in <text:span text:style-name="T46">place of <text:s/>by example submit.click() function in selenium do something like this :</text:span></text:p>
      <text:p text:style-name="P63"/>
      <text:p text:style-name="P64">driver.execute_script(‘‘arguments[0].click() ; ‘’,search_button)</text:p>
      <text:p text:style-name="P64"/>
      <text:p text:style-name="P65">to get the whole table from a whole page with selenium do by example something like this :</text:p>
      <text:p text:style-name="P65"/>
      <text:p text:style-name="P184"><text:span text:style-name="Source_20_Text"><text:span text:style-name="T47">driver.get(url)</text:span></text:span></text:p>
      <text:p text:style-name="P188"><text:span text:style-name="Source_20_Text"><text:span text:style-name="T20">item = driver.find_element_by_xpath('//*[contains(@id,"showMoreHistory")]/a')</text:span></text:span></text:p>
      <text:p text:style-name="P188"><text:span text:style-name="Source_20_Text"><text:span text:style-name="T20">driver.execute_script("arguments[0].click();", item)</text:span></text:span></text:p>
      <text:p text:style-name="P188"><text:span text:style-name="Source_20_Text"><text:span text:style-name="T20">time.sleep(2)</text:span></text:span></text:p>
      <text:p text:style-name="P188"><text:span text:style-name="Source_20_Text"><text:span text:style-name="T20">for table in driver.find_elements_by_xpath('//*[contains(@id,"eventHistoryTable")]//tr'):</text:span></text:span></text:p>
      <text:p text:style-name="P188"><text:span text:style-name="Source_20_Text"><text:span text:style-name="T21"><text:s text:c="4"/></text:span></text:span><text:span text:style-name="Source_20_Text"><text:span text:style-name="T20">data = [item.text for item in table.find_elements_by_xpath(".//*[self::td or self::th]")]</text:span></text:span></text:p>
      <text:p text:style-name="P188"><text:span text:style-name="Source_20_Text"><text:span text:style-name="T21"><text:s text:c="4"/></text:span></text:span><text:span text:style-name="Source_20_Text"><text:span text:style-name="T20">print(data)</text:span></text:span></text:p>
      <text:p text:style-name="P66">PS don’t forget to find the xpath of the table in html.</text:p>
      <text:p text:style-name="P66"/>
      <text:p text:style-name="P67">Une façon de faire patienter en web scraping est de procéder de la manière suivante :</text:p>
      <text:p text:style-name="P67">timeout=30</text:p>
      <text:p text:style-name="P67">try :</text:p>
      <text:p text:style-name="P67"><text:s text:c="4"/>WebDriverWait(driver,timeout).until(EC.visibility_of_element_located(‘By.CLASS_NAME,’example’)</text:p>
      <text:p text:style-name="P67"/>
      <text:p text:style-name="P67">except  TimeoutException :</text:p>
      <text:p text:style-name="P68"><text:s text:c="13"/>driver.quit()</text:p>
      <text:p text:style-name="P68"/>
      <text:p text:style-name="P69">the Select function is very usefull for dropdown values in selenium like this example :</text:p>
      <text:p text:style-name="P69"/>
      <text:p text:style-name="P179"><text:span text:style-name="T13">t</text:span><text:span text:style-name="T16">est=Select(dropdown)</text:span></text:p>
      <text:p text:style-name="P70"/>
      <text:p text:style-name="P180"><text:span text:style-name="T16">v</text:span><text:span text:style-name="T13">oir en exemples</text:span></text:p>
      <text:p text:style-name="P167"><text:a xlink:type="simple" xlink:href="https://lx-schlee.medium.com/scraping-jobsites-with-python-selenium-webdriver-ae4a97d4edf8" text:style-name="Internet_20_link" text:visited-style-name="Visited_20_Internet_20_Link"><text:span text:style-name="T13">https://lx-schlee.medium.com/scraping-jobsites-with-python-selenium-webdriver-ae4a97d4edf8</text:span></text:a></text:p>
      <text:p text:style-name="P70"><text:soft-page-break/></text:p>
      <text:p text:style-name="P71"/>
      <text:p text:style-name="P71"/>
      <text:p text:style-name="P178"><text:span text:style-name="T16">u</text:span><text:span text:style-name="T13">ne autre façon d’utiliser les xpath example  in selenium:</text:span></text:p>
      <text:p text:style-name="P72"/>
      <text:p text:style-name="P72">//div[@class=’product’] select all div elements that have the class attribute with product.</text:p>
      <text:p text:style-name="P72">//div[@class=’product’]/p pour choisir aussi les paragraphes p contenus dans la précédente sélection</text:p>
      <text:p text:style-name="P66"/>
      <text:p text:style-name="P73">to filter the data on different conditions and analyze it , use query() for instance  like that:</text:p>
      <text:p text:style-name="P73">df.query(‘Age&gt;15’).head(5)</text:p>
      <text:p text:style-name="P80">other example :</text:p>
      <text:p text:style-name="P80">df.query(‘Age&gt;=27 and Sex== ‘’male’’ ‘)</text:p>
      <text:p text:style-name="P81">df(value==null) est souvent plutôt écrite df(value==0) <text:span text:style-name="T94">tuto with query</text:span></text:p>
      <text:p text:style-name="P81"/>
      <text:p text:style-name="P81">https://medium.com/gustavorsantos/pandas-query-the-easiest-way-to-filter-data-39e0163ef35a</text:p>
      <text:p text:style-name="P73"/>
      <text:p text:style-name="P75">function enumerate in python is takes a collection and return it as an enumerate object. You can see index and values when you use this fonction.</text:p>
      <text:p text:style-name="P75"/>
      <text:p text:style-name="P75">Ex : L1=[‘a’,’b’,’c’]</text:p>
      <text:p text:style-name="P75"/>
      <text:p text:style-name="P75">for el in enumerate(L1) :</text:p>
      <text:p text:style-name="P75"><text:s text:c="6"/>print(el)</text:p>
      <text:p text:style-name="P75"/>
      <text:p text:style-name="P75">output :</text:p>
      <text:p text:style-name="P75">(0,’a’)</text:p>
      <text:p text:style-name="P75">(1,’b’)</text:p>
      <text:p text:style-name="P75">(2,’c)</text:p>
      <text:p text:style-name="P76">$</text:p>
      <text:p text:style-name="P73"/>
      <text:p text:style-name="P77">the best way to convert a list into string :</text:p>
      <text:p text:style-name="P77">in place of :</text:p>
      <text:p text:style-name="P77">(#the C way</text:p>
      <text:p text:style-name="P77">string=’’</text:p>
      <text:p text:style-name="P77">for i in arr :</text:p>
      <text:p text:style-name="P77"><text:s text:c="5"/>string+=i</text:p>
      <text:p text:style-name="P77"/>
      <text:p text:style-name="P77">do this :</text:p>
      <text:p text:style-name="P77"/>
      <text:p text:style-name="P77">#the python way</text:p>
      <text:p text:style-name="P77">string=’’.join(arr)</text:p>
      <text:p text:style-name="P73"/>
      <text:p text:style-name="P74"><text:span text:style-name="T49">method called </text:span>__<text:span text:style-name="T49">init__ () is the python way to create instance attribute. Every time a new object is created ,</text:span>__<text:span text:style-name="T49">init__ () sets the initial state of <text:s/>the object by assigning the values of the object’s attributes. </text:span></text:p>
      <text:p text:style-name="P74"/>
      <text:p text:style-name="P78"><text:soft-page-break/>Class attributes have the same value for all class instances. <text:s/><text:span text:style-name="T49">the python way to create </text:span>a class <text:s/>attribute is to assign a value to a variable name outside of <text:span text:style-name="T50">__</text:span><text:span text:style-name="T49">init__ () .</text:span></text:p>
      <text:p text:style-name="P78"/>
      <text:p text:style-name="P195">reverse list in python</text:p>
      <text:p text:style-name="P189"><text:bookmark text:name="5f42"/>numbers = [1, 2, 3, 4, 5]</text:p>
      <text:p text:style-name="P190">print(numbers[::-1])</text:p>
      <text:p text:style-name="P191"><text:span text:style-name="T95">output </text:span><text:bookmark text:name="6599"/>[5, 4, 3, 2, 1]</text:p>
      <text:p text:style-name="P78"/>
      <text:p text:style-name="P79">when you meet for instance selenium <text:span text:style-name="T51">element like webelement do the following thing by instance :</text:span></text:p>
      <text:p text:style-name="P79"><text:s/><text:span text:style-name="T51">i.text if you use a loop</text:span></text:p>
      <text:p text:style-name="P79"/>
      <text:p text:style-name="P79"/>
      <text:p text:style-name="P82">Insertion de <text:span text:style-name="T53">lignes</text:span> dans 1 dataframe df :</text:p>
      <text:p text:style-name="P82"/>
      <text:p text:style-name="P82">new_row=df.append(new_row,ignore_index=True)</text:p>
      <text:p text:style-name="P82"/>
      <text:p text:style-name="P82">Suppression de la colonne C seulement par exemple :</text:p>
      <text:p text:style-name="P82"/>
      <text:p text:style-name="P82">df.drop(‘C’,axis=1)</text:p>
      <text:p text:style-name="P82"/>
      <text:p text:style-name="P82">Suppression d’1 ligne avec index « 0 »</text:p>
      <text:p text:style-name="P82">df.drop(0)</text:p>
      <text:p text:style-name="P82"/>
      <text:p text:style-name="P82">Rassembler toutes les colonnes et toutes les observations en 1 seule colonne :</text:p>
      <text:p text:style-name="P82">pd.melt(df)</text:p>
      <text:p text:style-name="P82"/>
      <text:p text:style-name="P83">conditions multiples ET par exemple :</text:p>
      <text:p text:style-name="P83"/>
      <text:p text:style-name="P83">df[(df[‘B’]&gt;=50000000) &amp; (df[‘mico’] &lt;99999)]</text:p>
      <text:p text:style-name="P83"/>
      <text:p text:style-name="P83">conditions multiples OU :</text:p>
      <text:p text:style-name="P83"/>
      <text:p text:style-name="P83"/>
      <text:p text:style-name="P83">df[(df[‘B’]&gt;=50000000) | (df[‘mico’] &lt;99999)]</text:p>
      <text:p text:style-name="P83"/>
      <text:p text:style-name="P83"/>
      <text:p text:style-name="P168">Attributes class are shared by the entire class instance rather than an instance attribute <text:span text:style-name="T52">is a python variable belonging to one object.only accessible in the scope of the object and defined inside the constructor function</text:span></text:p>
      <text:p text:style-name="P169">isinstance is a built in function of python which is used to determine if an object is of a particular type or not.</text:p>
      <text:p text:style-name="P169">Ex :</text:p>
      <text:p text:style-name="P169">if isinstance(a,int) :</text:p>
      <text:p text:style-name="P169"><text:s text:c="5"/>print(‘a is an integer ‘)</text:p>
      <text:p text:style-name="P169"><text:soft-page-break/></text:p>
      <text:p text:style-name="P84"/>
      <text:p text:style-name="P84"/>
      <text:p text:style-name="P84"/>
      <text:p text:style-name="P84"/>
      <text:p text:style-name="P84"/>
      <text:p text:style-name="P84"/>
      <text:p text:style-name="P84">Zip function helps you iterate over two or more lists at the same time.</text:p>
      <text:p text:style-name="P157">zip(*iterables)</text:p>
      <text:p text:style-name="P84">Ex :</text:p>
      <text:p text:style-name="P84"/>
      <text:p text:style-name="P84">alpha=[1,2,3]</text:p>
      <text:p text:style-name="P84">beta=[4,5,6]</text:p>
      <text:p text:style-name="P85">output=[]</text:p>
      <text:p text:style-name="P84"/>
      <text:p text:style-name="P84">for a,b in zip(alpha,beta) :</text:p>
      <text:p text:style-name="P84"><text:s text:c="11"/>output.append(a+b)</text:p>
      <text:p text:style-name="P84"/>
      <text:p text:style-name="P84"/>
      <text:p text:style-name="P86">filter function helps you to filter data from a list <text:span text:style-name="T54">and return items that satisfied the conditions.</text:span></text:p>
      <text:p text:style-name="P86"/>
      <text:p text:style-name="P86">Alpha=[1,2,3,4,5,6]</text:p>
      <text:p text:style-name="P86"/>
      <text:p text:style-name="P86">filtered=list(filter(lambda x:x%2,alpha))</text:p>
      <text:p text:style-name="P86"/>
      <text:p text:style-name="P86">print(filtered) </text:p>
      <text:p text:style-name="P86">##output will be [1,3,5]</text:p>
      <text:p text:style-name="P86"/>
      <text:p text:style-name="P89">other example</text:p>
      <text:p text:style-name="P89"/>
      <text:p text:style-name="P89">def filter_pos(x) :</text:p>
      <text:p text:style-name="P89"><text:s text:c="6"/>return x&gt;0</text:p>
      <text:p text:style-name="P89"/>
      <text:p text:style-name="P89">x=[1,2,3,4,5,-1,-2,-3,-4,-5]</text:p>
      <text:p text:style-name="P89"/>
      <text:p text:style-name="P89">list(filter(filter_pos,x))</text:p>
      <text:p text:style-name="P89"/>
      <text:p text:style-name="P89">[1,2,3,4,5]</text:p>
      <text:p text:style-name="P86"/>
      <text:p text:style-name="P87">Private attribute in python is used by adding a double prefix underscore in an atribute or method.</text:p>
      <text:p text:style-name="P87">Ex :</text:p>
      <text:p text:style-name="P87"/>
      <text:p text:style-name="P87">def __private(self) :</text:p>
      <text:p text:style-name="P87"><text:s text:c="9"/>print (‘private value)</text:p>
      <text:p text:style-name="P87"/>
      <text:p text:style-name="P87">for protected used simple underscore like this :</text:p>
      <text:p text:style-name="P87"><text:s text:c="7"/>def _protected(self) :</text:p>
      <text:p text:style-name="P87"><text:s text:c="13"/>print(‘derived protected’)</text:p>
      <text:p text:style-name="P87"/>
      <text:p text:style-name="P88"><text:soft-page-break/>if a class inherits of another class use something like the following code :</text:p>
      <text:p text:style-name="P88"><text:s text:c="5"/>class Derived(Base)</text:p>
      <text:p text:style-name="P88">where Base is the name of mother class and Derived is the ‘daughter’ class</text:p>
      <text:p text:style-name="P88"/>
      <text:p text:style-name="P88"/>
      <text:p text:style-name="P90"/>
      <text:p text:style-name="P90"/>
      <text:p text:style-name="P90"/>
      <text:p text:style-name="P90">Used insert() method to add a new item into any index in your list.</text:p>
      <text:p text:style-name="P90">Ex :</text:p>
      <text:p text:style-name="P90">guitars=[‘msto’,’rty’]</text:p>
      <text:p text:style-name="P90"/>
      <text:p text:style-name="P90">guitars.insert(0,’genius’)</text:p>
      <text:p text:style-name="P90">print(guitars)</text:p>
      <text:p text:style-name="P90"/>
      <text:p text:style-name="P90">output</text:p>
      <text:p text:style-name="P90">&gt;&gt;&gt; [‘genius’,’rty’]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181"><text:span text:style-name="T17">For a very good use of loop see the following fun</text:span><text:span text:style-name="T18">c</text:span><text:span text:style-name="T17">tions on this url :</text:span></text:p>
      <text:p text:style-name="P91"/>
      <text:p text:style-name="P181"><text:a xlink:type="simple" xlink:href="https://medium.com/swlh/level-up-for-loops-in-python-with-4-simple-functions-da01173a834c" text:style-name="Internet_20_link" text:visited-style-name="Visited_20_Internet_20_Link"><text:span text:style-name="T17">https://medium.com/swlh/level-up-for-loops-in-python-with-4-simple-functions-da01173a834c</text:span></text:a></text:p>
      <text:p text:style-name="P91"/>
      <text:p text:style-name="P91"/>
      <text:p text:style-name="P92">Function map() take a function and a list as parameters,it applies the function to every item in the list. It’s handy because it avoid using loops and it’s faster</text:p>
      <text:p text:style-name="P92"/>
      <text:p text:style-name="P92">For instance :</text:p>
      <text:p text:style-name="P92">def  cal_square(x) :</text:p>
      <text:p text:style-name="P92"><text:s text:c="7"/>return x**2</text:p>
      <text:p text:style-name="P92"/>
      <text:p text:style-name="P92">x=[1,2,3,4,5]</text:p>
      <text:p text:style-name="P92"/>
      <text:p text:style-name="P92">list(map(cal_square,x))</text:p>
      <text:p text:style-name="P92"/>
      <text:p text:style-name="P92">[1,4,9,16,25]</text:p>
      <text:p text:style-name="P92"/>
      <text:p text:style-name="P93">Function join is a way to concatenate string together . We can use + to do this but join is easier.</text:p>
      <text:p text:style-name="P93">Ex :</text:p>
      <text:p text:style-name="P93"/>
      <text:p text:style-name="P94">df.columns pour trouver le nom et le nombre de colonnes dans 1 dataframe <text:span text:style-name="T55">nommé df.</text:span></text:p>
      <text:p text:style-name="P95">On peut mettre encore list(df) pour avoir les mêmes infos et les regrouper sous forme de list</text:p>
      <text:p text:style-name="P95"/>
      <text:p text:style-name="P96"><text:soft-page-break/></text:p>
      <text:p text:style-name="P96"/>
      <text:p text:style-name="P96"/>
      <text:p text:style-name="P96"/>
      <text:p text:style-name="P96"/>
      <text:p text:style-name="P96"/>
      <text:p text:style-name="P96"/>
      <text:p text:style-name="P96">df=pd.read_sql_query(« select * from airlines limit 5 »,conn) to read with panda dataframe sql query from sqlite 3 by example.</text:p>
      <text:p text:style-name="P96"/>
      <text:p text:style-name="P97">Pour éviter les problèmes d’injection sql on fait comme dans l’exemple suivant :</text:p>
      <text:p text:style-name="P97">cur=conn.cursor()</text:p>
      <text:p text:style-name="P97">values=(‘Vol Essai’,’Y’)</text:p>
      <text:p text:style-name="P97">cur.execute(« insert into airlines values(678,789, ?,?) »,values)</text:p>
      <text:p text:style-name="P97">Toute valeur ? Dans la requête sera remplacée 1 valeur de values.</text:p>
      <text:p text:style-name="P97">On valide les transactions avec conn.commit() par exemp<text:span text:style-name="T56">le</text:span></text:p>
      <text:p text:style-name="P97"/>
      <text:p text:style-name="P104">to insert values in a table of database do something like this :</text:p>
      <text:p text:style-name="P104">valueA=(‘a’,’b’,’c’,’d’)</text:p>
      <text:p text:style-name="P98">cur.execute(« insert into <text:span text:style-name="T57">table </text:span><text:span text:style-name="T58">values( ?, ?, ?, ?,?) »,valueA)</text:span></text:p>
      <text:p text:style-name="P98"/>
      <text:p text:style-name="P105">or another example to add many rows n a table, <text:span text:style-name="T60">to load more data</text:span> :</text:p>
      <text:p text:style-name="P105"/>
      <text:p text:style-name="P105">more_users=[(‘00003’,’Peter’,’Parker’,’Male’),(‘00004’,’Bruce’,’Wayne’,’male’)]</text:p>
      <text:p text:style-name="P105"/>
      <text:p text:style-name="P105">cur.executemany(« <text:span text:style-name="T59">insert into </text:span>users VALUES( ?, ?, ?,?) ; »,more_users)</text:p>
      <text:p text:style-name="P105">tuto <text:span text:style-name="T60">sqlite3 with python</text:span> lié :</text:p>
      <text:p text:style-name="P105"/>
      <text:p text:style-name="P105"><text:a xlink:type="simple" xlink:href="https://towardsdatascience.com/python-sqlite-tutorial-the-ultimate-guide-fdcb8d7a4f30" text:style-name="Internet_20_link" text:visited-style-name="Visited_20_Internet_20_Link">https://towardsdatascience.com/python-sqlite-tutorial-the-ultimate-guide-fdcb8d7a4f30</text:a></text:p>
      <text:p text:style-name="P97"/>
      <text:p text:style-name="P99">df.shape</text:p>
      <text:p text:style-name="P100">return a tuple representing the dimensions of dataframe (number of rows, number of columns)</text:p>
      <text:p text:style-name="P101">ex:df .shape</text:p>
      <text:p text:style-name="P101">output : (10,20)</text:p>
      <text:p text:style-name="P101"/>
      <text:p text:style-name="P101">or df.shape[0]</text:p>
      <text:p text:style-name="P101">output : 10 where 10 is the number of rows</text:p>
      <text:p text:style-name="P101"/>
      <text:p text:style-name="P102">Pour créer des tables avec pandas faire comme dans cet exemple :</text:p>
      <text:p text:style-name="P102"/>
      <text:p text:style-name="P102">from datetime import datetime</text:p>
      <text:p text:style-name="P102">df=pd.DataFrame([[1,datetime(2018,9,29,0,0),datetime(2018,9,29,12,0),'T2',1]],</text:p>
      <text:p text:style-name="P102"><text:s text:c="15"/>columns=["id","departure","arrival","number","route_id"])</text:p>
      <text:p text:style-name="P102">df.to_sql("daily_flights",conn,if_exists="replace")</text:p>
      <text:p text:style-name="P102"/>
      <text:p text:style-name="P102">pd.read_sql_query("select * from daily_flights;",conn)</text:p>
      <text:p text:style-name="P102"/>
      <text:p text:style-name="P103">La méthode to_sql permet de convertir df en 1 table dans 1 base de données</text:p>
      <text:p text:style-name="P103"><text:soft-page-break/></text:p>
      <text:p text:style-name="P106"/>
      <text:p text:style-name="P106"/>
      <text:p text:style-name="P106"/>
      <text:p text:style-name="P106"/>
      <text:p text:style-name="P106"/>
      <text:p text:style-name="P106">Délimiter le nombre de lignes d’un fichier csv d’un dataframe :(ici ne lire que les 5 1ères lignes)</text:p>
      <text:p text:style-name="P106"/>
      <text:p text:style-name="P106">df=pd.read_csv(‘fichier.csv’,nrows=5)</text:p>
      <text:p text:style-name="P106"/>
      <text:p text:style-name="P115">to load only a part of csv file you can use <text:s/>chunksize <text:span text:style-name="T70">to load by example 3000 rows per chunk.</text:span></text:p>
      <text:p text:style-name="P115"/>
      <text:p text:style-name="P107">df=pd.read_csv(‘fichier.csv’,<text:span text:style-name="T69">chunksize=3000)</text:span></text:p>
      <text:p text:style-name="P107"/>
      <text:p text:style-name="P116">the following link summary this precedents example :</text:p>
      <text:p text:style-name="P116"/>
      <text:p text:style-name="P116"><text:a xlink:type="simple" xlink:href="https://medium.com/gustavorsantos/go-next-level-with-pandas-read-csv-29e3c207a66d" text:style-name="Internet_20_link" text:visited-style-name="Visited_20_Internet_20_Link">https://medium.com/gustavorsantos/go-next-level-with-pandas-read-csv-29e3c207a66d</text:a></text:p>
      <text:p text:style-name="P116"/>
      <text:p text:style-name="P117">to select columns that we want exactly do like in the following example:</text:p>
      <text:p text:style-name="P117"/>
      <text:p text:style-name="P117">pd.read_csv(‘data.csv’,header=1,usecols=[‘products’,’cols’])</text:p>
      <text:p text:style-name="P117"/>
      <text:p text:style-name="P182"><text:span text:style-name="T17">sometimes to have an exact and all <text:s/>result with selected columns of dataframe, </text:span><text:span text:style-name="T19">otherwise we want to load a subset of columns in dataframe</text:span><text:span text:style-name="T17"> we can use :</text:span></text:p>
      <text:p text:style-name="P123"/>
      <text:p text:style-name="P118">pd.read_csv(‘data.csv’,usecols=[‘products’,’cols’])</text:p>
      <text:p text:style-name="P117"/>
      <text:p text:style-name="P119">this following tuto give us all tips for pandas_read_csv</text:p>
      <text:p text:style-name="P119"/>
      <text:p text:style-name="P119"><text:a xlink:type="simple" xlink:href="https://towardsdatascience.com/all-the-pandas-read-csv-you-should-know-to-speed-up-your-data-analysis-1e16fe1039f3" office:target-frame-name="_blank" xlink:show="new" text:style-name="Internet_20_link" text:visited-style-name="Visited_20_Internet_20_Link"><text:span text:style-name="T66">https://towardsdatascience.</text:span></text:a></text:p>
      <text:p text:style-name="P117"/>
      <text:p text:style-name="P106">select_dtypes pour sélectionner le type de données d’un dataframe :</text:p>
      <text:p text:style-name="P106">df.select_dtypes</text:p>
      <text:p text:style-name="P106"/>
      <text:p text:style-name="P108">Faire 1 liste de types de valeurs manquantes <text:span text:style-name="T65">dans 1 dataframe</text:span></text:p>
      <text:p text:style-name="P108"/>
      <text:p text:style-name="P108">missing_values=[‘n/a’,’na’,’—’]</text:p>
      <text:p text:style-name="P108">df=pd.read_csv(‘file.csv’), na_values = <text:span text:style-name="T61">missing_values</text:span><text:span text:style-name="T62">)</text:span></text:p>
      <text:p text:style-name="P164"/>
      <text:p text:style-name="P164"/>
      <text:p text:style-name="P109"><text:span text:style-name="T62">You can Rename a heroku app at any time with the heroku apps:rename command, </text:span><text:span text:style-name="T63">command for your app’s git repository</text:span><text:span text:style-name="T62"> . For example :</text:span></text:p>
      <text:p text:style-name="P165"/>
      <text:p text:style-name="P165">heroku apps:rename newname</text:p>
      <text:p text:style-name="P92"><text:s text:c="9"/></text:p>
      <text:p text:style-name="P92"/>
      <text:p text:style-name="P110">To rename heroku app url do something like this in this tuto :</text:p>
      <text:p text:style-name="P110"/>
      <text:p text:style-name="P110"/>
      <text:p text:style-name="P110"><text:soft-page-break/><text:a xlink:type="simple" xlink:href="https://stackoverflow.com/questions/17802951/how-to-change-a-heroku-domain-to-a-custom-domain" office:target-frame-name="_blank" xlink:show="new" text:style-name="Internet_20_link" text:visited-style-name="Visited_20_Internet_20_Link"><text:span text:style-name="T66">https://stackoverflow.com/</text:span></text:a></text:p>
      <text:p text:style-name="P110"/>
      <text:p text:style-name="P111">axis=0 for rows and axis=1 for columns <text:s/><text:span text:style-name="T67">to check des fois c’est pour afficher les valeurs horizontalement (</text:span>axis=0<text:span text:style-name="T67">) ou verticalement (</text:span>axis=<text:span text:style-name="T67">1) ex : pd.isnull(df).any(axis=0)</text:span></text:p>
      <text:p text:style-name="P112"/>
      <text:p text:style-name="P112">df.concat permet à l’user d’ajouter 1 ou plusieurs dataframe les uns aux autres en dessous ou à côté(en fonction de la définition de l’axe)</text:p>
      <text:p text:style-name="P112"/>
      <text:p text:style-name="P112">df.merge combine plusieurs données sur des colonnes spécifiques et communes qui servent de clé primaire.</text:p>
      <text:p text:style-name="P112"/>
      <text:p text:style-name="P112">df.join tout comme merge combine 2 dataframe, mais il les joint en fonction de leurs indices plutôt que par rapport à 1 colonne spécifiée.</text:p>
      <text:p text:style-name="P112"/>
      <text:p text:style-name="P113">Petite nuance avec crosstab, le dataframe est notifié avec pivot_table non dans les colonnes notamment :</text:p>
      <text:p text:style-name="P113">ex :</text:p>
      <text:p text:style-name="P114">pd.pivot_table(df,index=’Car’,columns=[‘color’,’brand’<text:span text:style-name="T68">],values=’price’,a</text:span><text:span text:style-name="T71">gg</text:span><text:span text:style-name="T68">func=’mean’]</text:span></text:p>
      <text:p text:style-name="P113"/>
      <text:p text:style-name="P130">pd.crosstab(index=df[‘Car’],columns=df[‘Color’],values=df[‘Price’],a<text:span text:style-name="T71">gg</text:span>func=’mean’)</text:p>
      <text:p text:style-name="P130"/>
      <text:p text:style-name="P131">crosstab function by default compute a frequecy of factors <text:span text:style-name="T75">and show it although we can change it by introducing another factor like precedent example </text:span><text:span text:style-name="T76">and in this case is similar to pivot_table</text:span><text:span text:style-name="T75">. A good link for explanation of this is :</text:span></text:p>
      <text:p text:style-name="P131"/>
      <text:p text:style-name="P131">https://towardsdatascience.com/my-top-5-pandas-data-manipulation-function-680e346809c7</text:p>
      <text:p text:style-name="P170"/>
      <text:p text:style-name="P120">select * tables with sqlite 3 do this :</text:p>
      <text:p text:style-name="P120"/>
      <text:p text:style-name="P120">conn=sqlite3.connect(« data.db »)</text:p>
      <text:p text:style-name="P120">c=conn.cursor()</text:p>
      <text:p text:style-name="P120">c.execute(‘’’select name from sqlite_master where type=’table’ ;’’’).fetchall()</text:p>
      <text:p text:style-name="P171"/>
      <text:p text:style-name="P122">To save a figure in a folder with matplotlib.pyplot as plt do something like the following example :</text:p>
      <text:p text:style-name="P122">plt.savefig(‘figure.png’)</text:p>
      <text:p text:style-name="P121"/>
      <text:p text:style-name="P121"/>
      <text:p text:style-name="P124">Pour <text:span text:style-name="T72">a</text:span>voir des messages qui s’affichent avec flask , <text:span text:style-name="T72">utiliser dans le script python des messages avec notamment : flash(‘you have registred’) et ensuite extraire ce message dans le HTML template avec get_flashed_messages ()</text:span></text:p>
      <text:p text:style-name="P125">Le tuto avec le lien suivant donne une bonne explication :</text:p>
      <text:p text:style-name="P125"/>
      <text:p text:style-name="P125">javatpoint.com/flask-flashing</text:p>
      <text:p text:style-name="P125"/>
      <text:p text:style-name="P126">pour sauter plusieurs lignes d’un dataframe pandas en csv utiliser le paramètre skiprows like this :</text:p>
      <text:p text:style-name="P126"><text:soft-page-break/></text:p>
      <text:p text:style-name="P126">df=pd.read_csv(‘data.csv’,skiprows=4)</text:p>
      <text:p text:style-name="P126"/>
      <text:p text:style-name="P127">plt.rcParams définit en matplotlib permet de modifier la taille des chiffres, la taille des polices et bien plus encore.</text:p>
      <text:p text:style-name="P127"/>
      <text:p text:style-name="P127"/>
      <text:p text:style-name="P128">Requests.get(url) is the simple way to retrieve url from an api <text:span text:style-name="T74">json</text:span> by example.</text:p>
      <text:p text:style-name="P128"/>
      <text:p text:style-name="P129">For can use loads do request. json.loads(r<text:span text:style-name="T73">equests.get(url).</text:span>text)</text:p>
      <text:p text:style-name="P128"/>
      <text:p text:style-name="P128"/>
      <text:p text:style-name="P132">Do df.describe(include=’all’) to describe all datas of a dataframe panda.</text:p>
      <text:p text:style-name="P132"/>
      <text:p text:style-name="P133">WordNetLemmatizer() pour obtenir la racine des mots à partir de nltk voir notamment le fichier chatbot.py</text:p>
      <text:p text:style-name="P134">Ce petit tuto donne un aperçu de la lemmatzation avec nltk :</text:p>
      <text:p text:style-name="P134"><text:a xlink:type="simple" xlink:href="https://www.geeksforgeeks.org/python-lemmatization-with-nltk/" text:style-name="Internet_20_link" text:visited-style-name="Visited_20_Internet_20_Link">https://www.geeksforgeeks.org/python-lemmatization-with-nltk/</text:a></text:p>
      <text:p text:style-name="P134"/>
      <text:p text:style-name="P141">wordcloud is a technique to show which words are more frequent among the given text.</text:p>
      <text:p text:style-name="P134"/>
      <text:p text:style-name="P136">Un bon petit exemple d’usage de wordcloud est le fichier data_word_cloud.py</text:p>
      <text:p text:style-name="P135">ci joint le tuto y afférant :</text:p>
      <text:p text:style-name="P135"><text:a xlink:type="simple" xlink:href="https://datascientest.com/wordcloud-python" text:style-name="Internet_20_link" text:visited-style-name="Visited_20_Internet_20_Link">https://datascientest.com/wordcloud-python</text:a></text:p>
      <text:p text:style-name="P135"/>
      <text:p text:style-name="P142">A very good example of <text:span text:style-name="T78">wordcloud </text:span>is this following tuto, <text:span text:style-name="T83">the best now for wordcloud</text:span> that use also pandas dataframe with <text:span text:style-name="T78">wordcloud :</text:span></text:p>
      <text:p text:style-name="P135"/>
      <text:p text:style-name="P172"><text:a xlink:type="simple" xlink:href="https://www.datacamp.com/community/tutorials/wordcloud-python" text:style-name="Internet_20_link" text:visited-style-name="Visited_20_Internet_20_Link">https://www.datacamp.com/community/tutorials/wordcloud-python</text:a></text:p>
      <text:p text:style-name="P172"/>
      <text:p text:style-name="P173"><text:span text:style-name="T81">pandas </text:span><text:span text:style-name="T80">worlcloud to file do :</text:span></text:p>
      <text:p text:style-name="P144">worlcloud.to_file(« img.png »)</text:p>
      <text:p text:style-name="P137"/>
      <text:p text:style-name="P138">pandas dataframes can be created in various ways like passing in a dictionary ,list of lists, reading from a flat-file such as csv</text:p>
      <text:p text:style-name="P138">example :</text:p>
      <text:p text:style-name="P138">#passing a dictionnary</text:p>
      <text:p text:style-name="P138">df=pd.Dataframe(<text:span text:style-name="T77">{</text:span>‘city’:[‘Toronto’,’Abidjan’,’Tanda’],</text:p>
      <text:p text:style-name="P138"><text:s text:c="30"/>‘temperature’:[3,24,32]<text:span text:style-name="T77">}</text:span>)</text:p>
      <text:p text:style-name="P139">#reading a csv file</text:p>
      <text:p text:style-name="P139">df=pd.read_csv(‘file.csv’)</text:p>
      <text:p text:style-name="P139"/>
      <text:p text:style-name="P139"># passing a list of lists</text:p>
      <text:p text:style-name="P139">data=[[‘Daloa’,45]],[‘Limoges’,87],[‘Geneve’,17]]</text:p>
      <text:p text:style-name="P139">df=pd.DataFrame(data,columns=[‘cities’,’humidity’])</text:p>
      <text:p text:style-name="P170"/>
      <text:p text:style-name="P140">df <text:span text:style-name="T79">write for use correct <text:s/>straightdraws in matplotlib :</text:span></text:p>
      <text:p text:style-name="P140">%<text:span text:style-name="T79">matplotlib inline</text:span></text:p>
      <text:p text:style-name="P140"/>
      <text:p text:style-name="P143">interpolation= « bilinear » in plt.imshow() permit to make the displayed image more smoothly.</text:p>
      <text:p text:style-name="P143"><text:soft-page-break/></text:p>
      <text:p text:style-name="P143">‘’ <text:s/>‘’.<text:span text:style-name="T82">join(list) syntax which joins all elts in a list separating <text:s/>them by whitespace.</text:span></text:p>
      <text:p text:style-name="P140"/>
      <text:p text:style-name="P90"/>
      <text:p text:style-name="P90"/>
      <text:p text:style-name="P90"/>
      <text:p text:style-name="P145">Data can be divided in 3 main categories <text:span text:style-name="T89">(W3school)</text:span>:</text:p>
      <text:p text:style-name="P145">numerical,categorical,ordinal</text:p>
      <text:p text:style-name="P145"/>
      <text:p text:style-name="P146">D ‘autres divisent les données(variables) en 4 catégories (openclassroom) :</text:p>
      <text:p text:style-name="P146"/>
      <text:p text:style-name="P146">Variables <text:span text:style-name="T85">quantitatives</text:span><text:span text:style-name="T62">, </text:span><text:span text:style-name="T64">correspond donc à numerical </text:span>qui prennent donc des valeurs numériques (dites encore numériques) classées en 2 types :</text:p>
      <text:p text:style-name="P146"/>
      <text:p text:style-name="P146">-discrète :</text:p>
      <text:p text:style-name="P147"><text:s text:c="3"/><text:span text:style-name="T84">lorsque le nombre de valeurs possibles est limité </text:span><text:span text:style-name="T89">en général aux entiers(integer)</text:span></text:p>
      <text:p text:style-name="P147"/>
      <text:p text:style-name="P146">-continue : </text:p>
      <text:p text:style-name="P146"><text:s text:c="2"/><text:span text:style-name="T84">considérée comme telle lorsque le nombre de valeurs possibles(et probables) est très grand</text:span></text:p>
      <text:p text:style-name="P146"/>
      <text:p text:style-name="P146">Variables <text:span text:style-name="T85">qualitatives</text:span>,<text:span text:style-name="T84">qui sont exprimées sous forme littérale <text:s/>et les valeurs qu’elles prennent sont appelées des catégories ou des modalités. <text:s/></text:span><text:span text:style-name="T86">Elles </text:span><text:span text:style-name="T84">sont </text:span><text:s/>classées en 2 types :</text:p>
      <text:p text:style-name="P146"/>
      <text:p text:style-name="P146">-nominales  <text:span text:style-name="T89">correspond à categorical</text:span>:</text:p>
      <text:p text:style-name="P147"><text:s text:c="2"/><text:span text:style-name="T87">L</text:span><text:span text:style-name="T84">es modalités ne peuvent pas être ordonnées, </text:span><text:span text:style-name="T89">ne peuvent pas être mesurées les unes par rapport aux autres.</text:span></text:p>
      <text:p text:style-name="P147"/>
      <text:p text:style-name="P146">-ordinale<text:span text:style-name="T88">s</text:span>:</text:p>
      <text:p text:style-name="P148"><text:s text:c="2"/><text:span text:style-name="T84">les modalités peuvent être ordonnées, classées, </text:span><text:span text:style-name="T89">peuvent <text:s/>être mesurées les unes par rapport aux autres.(Example : school grades where A is better then B..)</text:span></text:p>
      <text:p text:style-name="P148"/>
      <text:p text:style-name="P149">standard déviation désigne l’étendue , l’écart entre les valeurs d’1 intervalle</text:p>
      <text:p text:style-name="P149"/>
      <text:p text:style-name="P149">percentile est utilsé en stat pour donner la valeur à laquelle le pourcentage des valeurs est inférieure.</text:p>
      <text:p text:style-name="P149"/>
      <text:p text:style-name="P150">Le terme regresssion est utilisé pour trouver une relation entre les variables.</text:p>
      <text:p text:style-name="P150">En machine learning , la <text:s/>regresssion est utilisé pour prédire le futur des évènements.</text:p>
      <text:p text:style-name="P151">For this we use : stats.linregress(x,y) from scipy (see w3school tutorial)</text:p>
      <text:p text:style-name="P151"/>
      <text:p text:style-name="P152">train_x=x[:80] <text:span text:style-name="T90">means</text:span> 80 % training</text:p>
      <text:p text:style-name="P152"/>
      <text:p text:style-name="P152">test_y=y[80:] <text:s/><text:span text:style-name="T90">means </text:span>20 % test</text:p>
      <text:p text:style-name="P152"/>
      <text:p text:style-name="P153">numpy astuce pour retenir le nombre de dimensions d’un <text:tab/>array c’est de compter le nombre de crochets en fin de l’array</text:p>
      <text:p text:style-name="P153">ex a=np.array([1,2,3,4]) <text:s/>c’est un array de ndim 1</text:p>
      <text:p text:style-name="P153"><text:soft-page-break/></text:p>
      <text:p text:style-name="P153">b=np.array([1,2,3],[4,5,6]]) <text:s/>c’est un array de ndim 2</text:p>
      <text:p text:style-name="P150"/>
      <text:p text:style-name="P150"/>
      <text:p text:style-name="P154"/>
      <text:p text:style-name="P154">use enumerate function to generate index along with elts in sequence <text:span text:style-name="T91">or list</text:span> you are loopin over :</text:p>
      <text:p text:style-name="P154"/>
      <text:p text:style-name="P154">example :</text:p>
      <text:p text:style-name="P154"/>
      <text:p text:style-name="P154">for i,w in <text:s/>enumerate(loopover) :</text:p>
      <text:p text:style-name="P154"><text:s text:c="7"/>print(i,w)</text:p>
      <text:p text:style-name="P154"/>
      <text:p text:style-name="P155">We can use pd.read_html() to have a list of dataframes come fom a url request like this example</text:p>
      <text:p text:style-name="P155"/>
      <text:p text:style-name="P155">url=’https : ’</text:p>
      <text:p text:style-name="P155"/>
      <text:p text:style-name="P155">data= requests.get(url).text</text:p>
      <text:p text:style-name="P146"><text:s text:c="3"/></text:p>
      <text:p text:style-name="P155">df=pd.read_html(data) </text:p>
      <text:p text:style-name="P155"/>
      <text:p text:style-name="P156">An example of this use is shown in the following tuto  and also use of yfinance end send mail:</text:p>
      <text:p text:style-name="P156"/>
      <text:p text:style-name="P156"><text:a xlink:type="simple" xlink:href="https://python.plainenglish.io/sending-stock-updates-with-python-c63a54a63f10" text:style-name="Internet_20_link" text:visited-style-name="Visited_20_Internet_20_Link">https://python.plainenglish.io/sending-stock-updates-with-python-c63a54a63f10</text:a></text:p>
      <text:p text:style-name="P156"/>
      <text:p text:style-name="P158">Summary to loop over elts wa can use functions zip , map, filter.</text:p>
      <text:p text:style-name="P158">A good explanation is here in this tuto :</text:p>
      <text:p text:style-name="P158"/>
      <text:p text:style-name="P158">https://medium.com/pythoneers/5-powerful-functions-in-python-1804b51c4ded</text:p>
      <text:p text:style-name="P158"/>
      <text:p text:style-name="P159">next</text:p>
      <text:p text:style-name="P160">For fix the issue of background image in flask , do like this <text:span text:style-name="T93">(hard code image into html) :</text:span></text:p>
      <text:p text:style-name="P160"/>
      <text:p text:style-name="P161">&lt;a href= ‘#’ style=’<text:span text:style-name="T92">background-image : </text:span>url(/static/images/picture.jpg’/&gt;</text:p>
      <text:p text:style-name="P162">comme dans FlaskCv index.html</text:p>
      <text:p text:style-name="P162"/>
      <text:p text:style-name="P163">don’t forget to put on sqlite3 table id column autoincrement if you want to upgrade automatically value of your i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Helvetica, sans-serif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'Courier New', Courier, monospace"/>
    <style:font-face style:name="Nunito" svg:font-family="Nunito, sans-serif"/>
    <style:font-face style:name="SFMono-Regular" svg:font-family="SFMono-Regular, Menlo, Monaco, Consolas, 'Liberation Mono', 'Courier New', monospace"/>
    <style:font-face style:name="Source Code Pro" svg:font-family="'Source Code Pro', 'Liberation Mono', 'Courier New', Courier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6:45:54.975968121</meta:creation-date>
    <dc:date>2021-07-31T10:58:48.002540364</dc:date>
    <meta:editing-duration>P47DT23H32M15S</meta:editing-duration>
    <meta:editing-cycles>124</meta:editing-cycles>
    <meta:generator>LibreOffice/6.4.7.2$Linux_X86_64 LibreOffice_project/40$Build-2</meta:generator>
    <meta:document-statistic meta:table-count="0" meta:image-count="0" meta:object-count="0" meta:page-count="17" meta:paragraph-count="435" meta:word-count="3276" meta:character-count="24117" meta:non-whitespace-character-count="20886"/>
  </office:meta>
</office:document-meta>
</file>